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900000025E0397C5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0.891cm"/>
    </style:style>
    <style:style style:name="co6" style:family="table-column">
      <style:table-column-properties fo:break-before="auto" style:column-width="0.877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921cm"/>
    </style:style>
    <style:style style:name="co10" style:family="table-column">
      <style:table-column-properties fo:break-before="auto" style:column-width="1.0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66cm"/>
    </style:style>
    <style:style style:name="co13" style:family="table-column">
      <style:table-column-properties fo:break-before="auto" style:column-width="1.93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0.67cm"/>
    </style:style>
    <style:style style:name="co19" style:family="table-column">
      <style:table-column-properties fo:break-before="auto" style:column-width="0.979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381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185cm" fo:break-before="auto" style:use-optimal-row-height="false"/>
    </style:style>
    <style:style style:name="ro9" style:family="table-row">
      <style:table-row-properties style:row-height="0.238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265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ta13" style:family="table" style:master-page-name="PageStyle_5f_Feuil1">
      <style:table-properties table:display="true" style:writing-mode="lr-tb"/>
    </style:style>
    <style:style style:name="ta2" style:family="table" style:master-page-name="PageStyle_5f_janvier_20_2024">
      <style:table-properties table:display="true" style:writing-mode="lr-tb"/>
    </style:style>
    <style:style style:name="ta3" style:family="table" style:master-page-name="PageStyle_5f_fevrier_20_2024">
      <style:table-properties table:display="true" style:writing-mode="lr-tb"/>
    </style:style>
    <style:style style:name="ta4" style:family="table" style:master-page-name="PageStyle_5f_Mars_20_2024">
      <style:table-properties table:display="true" style:writing-mode="lr-tb"/>
    </style:style>
    <style:style style:name="ta5" style:family="table" style:master-page-name="PageStyle_5f_Avril_20_2024">
      <style:table-properties table:display="true" style:writing-mode="lr-tb"/>
    </style:style>
    <style:style style:name="ta6" style:family="table" style:master-page-name="PageStyle_5f_Mai_20_2024">
      <style:table-properties table:display="true" style:writing-mode="lr-tb"/>
    </style:style>
    <style:style style:name="ta7" style:family="table" style:master-page-name="PageStyle_5f_Juin_20_2024">
      <style:table-properties table:display="true" style:writing-mode="lr-tb"/>
    </style:style>
    <style:style style:name="ta8" style:family="table" style:master-page-name="PageStyle_5f_Juillet_20_2024">
      <style:table-properties table:display="true" style:writing-mode="lr-tb"/>
    </style:style>
    <style:style style:name="ta9" style:family="table" style:master-page-name="PageStyle_5f_Aout_20_2024">
      <style:table-properties table:display="true" style:writing-mode="lr-tb"/>
    </style:style>
    <style:style style:name="ta10" style:family="table" style:master-page-name="PageStyle_5f_Septembre_20_2024">
      <style:table-properties table:display="true" style:writing-mode="lr-tb"/>
    </style:style>
    <style:style style:name="ta11" style:family="table" style:master-page-name="PageStyle_5f_Octobre_20_2024">
      <style:table-properties table:display="true" style:writing-mode="lr-tb"/>
    </style:style>
    <style:style style:name="ta12" style:family="table" style:master-page-name="PageStyle_5f_Novembre_20_2024">
      <style:table-properties table:display="true" style:writing-mode="lr-tb"/>
    </style:style>
    <style:style style:name="ta14" style:family="table" style:master-page-name="PageStyle_5f_Decembre_20_202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01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Excel_20_Built-in_20_Normal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Excel_20_Built-in_20_Normal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6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Excel_20_Built-in_20_Normal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8" style:family="table-cell" style:parent-style-name="Excel_20_Built-in_20_Normal" style:data-style-name="N0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9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3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9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1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2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Excel_20_Built-in_20_Normal" style:data-style-name="N12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Excel_20_Built-in_20_Normal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Excel_20_Built-in_20_Normal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1" style:family="table-cell" style:parent-style-name="Excel_20_Built-in_20_Normal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Excel_20_Built-in_20_Normal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 style:data-style-name="N0">
      <style:table-cell-properties fo:border-bottom="0.74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Excel_20_Built-in_20_Normal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ttb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Excel_20_Built-in_20_Normal" style:data-style-name="N2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ttb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Excel_20_Built-in_20_Normal" style:data-style-name="N2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ttb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Excel_20_Built-in_20_Normal" style:data-style-name="N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Excel_20_Built-in_20_Normal" style:data-style-name="N2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Excel_20_Built-in_20_Normal" style:data-style-name="N2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Excel_20_Built-in_20_Normal" style:data-style-name="N2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2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Excel_20_Built-in_20_Normal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2" style:family="table-cell" style:parent-style-name="Excel_20_Built-in_20_Normal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9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1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2" style:family="table-cell" style:parent-style-name="Excel_20_Built-in_20_Normal" style:data-style-name="N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 style:data-style-name="N0">
      <style:table-cell-properties fo:border-bottom="0.74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" style:family="table-cell" style:parent-style-name="Excel_20_Built-in_20_Normal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ttb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 style:data-style-name="N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1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3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8" style:family="table-cell" style:parent-style-name="Excel_20_Built-in_20_Normal" style:data-style-name="N0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5" style:family="table-cell" style:parent-style-name="Excel_20_Built-in_20_Normal" style:data-style-name="N0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Excel_20_Built-in_20_Normal" style:data-style-name="N0">
      <style:table-cell-properties fo:border-bottom="0.74pt solid #000000" fo:background-color="#ccffcc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333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ttb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0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5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0" style:family="table-cell" style:parent-style-name="Excel_20_Built-in_20_Norma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8" style:family="table-cell" style:parent-style-name="Excel_20_Built-in_20_Normal" style:data-style-name="N12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 style:data-style-name="N15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5" style:family="table-cell" style:parent-style-name="Excel_20_Built-in_20_Normal" style:data-style-name="N15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Normal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Excel_20_Built-in_20_Normal" style:data-style-name="N0">
      <style:table-cell-properties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Excel_20_Built-in_20_Normal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" style:base-cell-address="'janvier 2024'.Z3"/>
    </style:style>
    <style:style style:name="ce107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" style:base-cell-address="'janvier 2024'.Z3"/>
    </style:style>
    <style:style style:name="ce108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99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Excel_20_Built-in_20_Normal" style:data-style-name="N0">
      <style:table-cell-properties fo:border-bottom="0.74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Excel_20_Built-in_20_Normal" style:data-style-name="N2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Excel_20_Built-in_20_Normal" style:data-style-name="N2">
      <style:table-cell-properties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Excel_20_Built-in_20_Normal" style:data-style-name="N2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 style:data-style-name="N2">
      <style:table-cell-properties style:cell-protect="protected 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2">
      <style:table-cell-properties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Excel_20_Built-in_20_Normal" style:data-style-name="N2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Excel_20_Built-in_20_Normal" style:data-style-name="N2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3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" style:base-cell-address="'fevrier 2024'.Z3"/>
      <style:map style:condition="cell-content-is-between([.$A$65],[.$A$66])" style:apply-style-name="ConditionalStyle_5f_3" style:base-cell-address="'fevrier 2024'.Z3"/>
      <style:map style:condition="cell-content-is-between([.$A$65],[.$A$66])" style:apply-style-name="ConditionalStyle_5f_4" style:base-cell-address="'fevrier 2024'.Z3"/>
    </style:style>
    <style:style style:name="ce124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" style:base-cell-address="'fevrier 2024'.Z3"/>
      <style:map style:condition="cell-content-is-between([.$A$65],[.$A$66])" style:apply-style-name="ConditionalStyle_5f_3" style:base-cell-address="'fevrier 2024'.Z3"/>
      <style:map style:condition="cell-content-is-between([.$A$65],[.$A$66])" style:apply-style-name="ConditionalStyle_5f_4" style:base-cell-address="'fevrier 2024'.Z3"/>
    </style:style>
    <style:style style:name="ce125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5" style:base-cell-address="'Mars 2024'.Z3"/>
      <style:map style:condition="cell-content-is-between([.$A$65],[.$A$66])" style:apply-style-name="ConditionalStyle_5f_6" style:base-cell-address="'Mars 2024'.Z3"/>
      <style:map style:condition="cell-content-is-between([.$A$65],[.$A$66])" style:apply-style-name="ConditionalStyle_5f_7" style:base-cell-address="'Mars 2024'.Z3"/>
      <style:map style:condition="cell-content-is-between([.$A$65],[.$A$66])" style:apply-style-name="ConditionalStyle_5f_8" style:base-cell-address="'Mars 2024'.Z3"/>
    </style:style>
    <style:style style:name="ce126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5" style:base-cell-address="'Mars 2024'.Z3"/>
      <style:map style:condition="cell-content-is-between([.$A$65],[.$A$66])" style:apply-style-name="ConditionalStyle_5f_6" style:base-cell-address="'Mars 2024'.Z3"/>
      <style:map style:condition="cell-content-is-between([.$A$65],[.$A$66])" style:apply-style-name="ConditionalStyle_5f_7" style:base-cell-address="'Mars 2024'.Z3"/>
      <style:map style:condition="cell-content-is-between([.$A$65],[.$A$66])" style:apply-style-name="ConditionalStyle_5f_8" style:base-cell-address="'Mars 2024'.Z3"/>
    </style:style>
    <style:style style:name="ce127" style:family="table-cell" style:parent-style-name="Excel_20_Built-in_20_Normal" style:data-style-name="N0">
      <style:table-cell-properties fo:border-bottom="1.76pt solid #000000" fo:background-color="#4f81bd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2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9" style:base-cell-address="'Avril 2024'.Z3"/>
      <style:map style:condition="cell-content-is-between([.$A$65],[.$A$66])" style:apply-style-name="ConditionalStyle_5f_10" style:base-cell-address="'Avril 2024'.Z3"/>
      <style:map style:condition="cell-content-is-between([.$A$65],[.$A$66])" style:apply-style-name="ConditionalStyle_5f_11" style:base-cell-address="'Avril 2024'.Z3"/>
      <style:map style:condition="cell-content-is-between([.$A$65],[.$A$66])" style:apply-style-name="ConditionalStyle_5f_12" style:base-cell-address="'Avril 2024'.Z3"/>
    </style:style>
    <style:style style:name="ce243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9" style:base-cell-address="'Avril 2024'.Z3"/>
      <style:map style:condition="cell-content-is-between([.$A$65],[.$A$66])" style:apply-style-name="ConditionalStyle_5f_10" style:base-cell-address="'Avril 2024'.Z3"/>
      <style:map style:condition="cell-content-is-between([.$A$65],[.$A$66])" style:apply-style-name="ConditionalStyle_5f_11" style:base-cell-address="'Avril 2024'.Z3"/>
      <style:map style:condition="cell-content-is-between([.$A$65],[.$A$66])" style:apply-style-name="ConditionalStyle_5f_12" style:base-cell-address="'Avril 2024'.Z3"/>
    </style:style>
    <style:style style:name="ce130" style:family="table-cell" style:parent-style-name="Excel_20_Built-in_20_Normal" style:data-style-name="N0">
      <style:table-cell-properties fo:border-bottom="1.76pt solid #000000" fo:background-color="#4f81bd" style:cell-protect="protected formula-hidden" style:print-content="true" style:diagonal-bl-tr="none" style:diagonal-tl-br="none" style:text-align-source="value-type" style:repeat-content="false" fo:wrap-option="no-wrap" fo:border-left="1.76pt solid #000000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1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3" style:base-cell-address="'Mai 2024'.Z3"/>
      <style:map style:condition="cell-content-is-between([.$A$65],[.$A$66])" style:apply-style-name="ConditionalStyle_5f_14" style:base-cell-address="'Mai 2024'.Z3"/>
      <style:map style:condition="cell-content-is-between([.$A$65],[.$A$66])" style:apply-style-name="ConditionalStyle_5f_15" style:base-cell-address="'Mai 2024'.Z3"/>
      <style:map style:condition="cell-content-is-between([.$A$65],[.$A$66])" style:apply-style-name="ConditionalStyle_5f_16" style:base-cell-address="'Mai 2024'.Z3"/>
    </style:style>
    <style:style style:name="ce132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3" style:base-cell-address="'Mai 2024'.Z3"/>
      <style:map style:condition="cell-content-is-between([.$A$65],[.$A$66])" style:apply-style-name="ConditionalStyle_5f_14" style:base-cell-address="'Mai 2024'.Z3"/>
      <style:map style:condition="cell-content-is-between([.$A$65],[.$A$66])" style:apply-style-name="ConditionalStyle_5f_15" style:base-cell-address="'Mai 2024'.Z3"/>
      <style:map style:condition="cell-content-is-between([.$A$65],[.$A$66])" style:apply-style-name="ConditionalStyle_5f_16" style:base-cell-address="'Mai 2024'.Z3"/>
    </style:style>
    <style:style style:name="ce133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7" style:base-cell-address="'Juin 2024'.Z3"/>
      <style:map style:condition="cell-content-is-between([.$A$65],[.$A$66])" style:apply-style-name="ConditionalStyle_5f_18" style:base-cell-address="'Juin 2024'.Z3"/>
      <style:map style:condition="cell-content-is-between([.$A$65],[.$A$66])" style:apply-style-name="ConditionalStyle_5f_19" style:base-cell-address="'Juin 2024'.Z3"/>
      <style:map style:condition="cell-content-is-between([.$A$65],[.$A$66])" style:apply-style-name="ConditionalStyle_5f_20" style:base-cell-address="'Juin 2024'.Z3"/>
    </style:style>
    <style:style style:name="ce134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7" style:base-cell-address="'Juin 2024'.Z3"/>
      <style:map style:condition="cell-content-is-between([.$A$65],[.$A$66])" style:apply-style-name="ConditionalStyle_5f_18" style:base-cell-address="'Juin 2024'.Z3"/>
      <style:map style:condition="cell-content-is-between([.$A$65],[.$A$66])" style:apply-style-name="ConditionalStyle_5f_19" style:base-cell-address="'Juin 2024'.Z3"/>
      <style:map style:condition="cell-content-is-between([.$A$65],[.$A$66])" style:apply-style-name="ConditionalStyle_5f_20" style:base-cell-address="'Juin 2024'.Z3"/>
    </style:style>
    <style:style style:name="ce249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1" style:base-cell-address="'Juillet 2024'.Z3"/>
      <style:map style:condition="cell-content-is-between([.$A$65],[.$A$66])" style:apply-style-name="ConditionalStyle_5f_22" style:base-cell-address="'Juillet 2024'.Z3"/>
      <style:map style:condition="cell-content-is-between([.$A$65],[.$A$66])" style:apply-style-name="ConditionalStyle_5f_23" style:base-cell-address="'Juillet 2024'.Z3"/>
      <style:map style:condition="cell-content-is-between([.$A$65],[.$A$66])" style:apply-style-name="ConditionalStyle_5f_24" style:base-cell-address="'Juillet 2024'.Z3"/>
    </style:style>
    <style:style style:name="ce250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1" style:base-cell-address="'Juillet 2024'.Z3"/>
      <style:map style:condition="cell-content-is-between([.$A$65],[.$A$66])" style:apply-style-name="ConditionalStyle_5f_22" style:base-cell-address="'Juillet 2024'.Z3"/>
      <style:map style:condition="cell-content-is-between([.$A$65],[.$A$66])" style:apply-style-name="ConditionalStyle_5f_23" style:base-cell-address="'Juillet 2024'.Z3"/>
      <style:map style:condition="cell-content-is-between([.$A$65],[.$A$66])" style:apply-style-name="ConditionalStyle_5f_24" style:base-cell-address="'Juillet 2024'.Z3"/>
    </style:style>
    <style:style style:name="ce137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5" style:base-cell-address="'Aout 2024'.Z3"/>
      <style:map style:condition="cell-content-is-between([.$A$65],[.$A$66])" style:apply-style-name="ConditionalStyle_5f_26" style:base-cell-address="'Aout 2024'.Z3"/>
      <style:map style:condition="cell-content-is-between([.$A$65],[.$A$66])" style:apply-style-name="ConditionalStyle_5f_27" style:base-cell-address="'Aout 2024'.Z3"/>
      <style:map style:condition="cell-content-is-between([.$A$65],[.$A$66])" style:apply-style-name="ConditionalStyle_5f_28" style:base-cell-address="'Aout 2024'.Z3"/>
    </style:style>
    <style:style style:name="ce138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5" style:base-cell-address="'Aout 2024'.Z3"/>
      <style:map style:condition="cell-content-is-between([.$A$65],[.$A$66])" style:apply-style-name="ConditionalStyle_5f_26" style:base-cell-address="'Aout 2024'.Z3"/>
      <style:map style:condition="cell-content-is-between([.$A$65],[.$A$66])" style:apply-style-name="ConditionalStyle_5f_27" style:base-cell-address="'Aout 2024'.Z3"/>
      <style:map style:condition="cell-content-is-between([.$A$65],[.$A$66])" style:apply-style-name="ConditionalStyle_5f_28" style:base-cell-address="'Aout 2024'.Z3"/>
    </style:style>
    <style:style style:name="ce139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9" style:base-cell-address="'Septembre 2024'.Z3"/>
      <style:map style:condition="cell-content-is-between([.$A$65],[.$A$66])" style:apply-style-name="ConditionalStyle_5f_30" style:base-cell-address="'Septembre 2024'.Z3"/>
      <style:map style:condition="cell-content-is-between([.$A$65],[.$A$66])" style:apply-style-name="ConditionalStyle_5f_31" style:base-cell-address="'Septembre 2024'.Z3"/>
      <style:map style:condition="cell-content-is-between([.$A$65],[.$A$66])" style:apply-style-name="ConditionalStyle_5f_32" style:base-cell-address="'Septembre 2024'.Z3"/>
    </style:style>
    <style:style style:name="ce140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9" style:base-cell-address="'Septembre 2024'.Z3"/>
      <style:map style:condition="cell-content-is-between([.$A$65],[.$A$66])" style:apply-style-name="ConditionalStyle_5f_30" style:base-cell-address="'Septembre 2024'.Z3"/>
      <style:map style:condition="cell-content-is-between([.$A$65],[.$A$66])" style:apply-style-name="ConditionalStyle_5f_31" style:base-cell-address="'Septembre 2024'.Z3"/>
      <style:map style:condition="cell-content-is-between([.$A$65],[.$A$66])" style:apply-style-name="ConditionalStyle_5f_32" style:base-cell-address="'Septembre 2024'.Z3"/>
    </style:style>
    <style:style style:name="ce141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3" style:base-cell-address="'Octobre 2024'.Z3"/>
      <style:map style:condition="cell-content-is-between([.$A$65],[.$A$66])" style:apply-style-name="ConditionalStyle_5f_34" style:base-cell-address="'Octobre 2024'.Z3"/>
      <style:map style:condition="cell-content-is-between([.$A$65],[.$A$66])" style:apply-style-name="ConditionalStyle_5f_35" style:base-cell-address="'Octobre 2024'.Z3"/>
      <style:map style:condition="cell-content-is-between([.$A$65],[.$A$66])" style:apply-style-name="ConditionalStyle_5f_36" style:base-cell-address="'Octobre 2024'.Z3"/>
    </style:style>
    <style:style style:name="ce142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3" style:base-cell-address="'Octobre 2024'.Z3"/>
      <style:map style:condition="cell-content-is-between([.$A$65],[.$A$66])" style:apply-style-name="ConditionalStyle_5f_34" style:base-cell-address="'Octobre 2024'.Z3"/>
      <style:map style:condition="cell-content-is-between([.$A$65],[.$A$66])" style:apply-style-name="ConditionalStyle_5f_35" style:base-cell-address="'Octobre 2024'.Z3"/>
      <style:map style:condition="cell-content-is-between([.$A$65],[.$A$66])" style:apply-style-name="ConditionalStyle_5f_36" style:base-cell-address="'Octobre 2024'.Z3"/>
    </style:style>
    <style:style style:name="ce257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7" style:base-cell-address="'Novembre 2024'.Z3"/>
      <style:map style:condition="cell-content-is-between([.$A$65],[.$A$66])" style:apply-style-name="ConditionalStyle_5f_38" style:base-cell-address="'Novembre 2024'.Z3"/>
      <style:map style:condition="cell-content-is-between([.$A$65],[.$A$66])" style:apply-style-name="ConditionalStyle_5f_39" style:base-cell-address="'Novembre 2024'.Z3"/>
      <style:map style:condition="cell-content-is-between([.$A$65],[.$A$66])" style:apply-style-name="ConditionalStyle_5f_40" style:base-cell-address="'Novembre 2024'.Z3"/>
    </style:style>
    <style:style style:name="ce258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7" style:base-cell-address="'Novembre 2024'.Z3"/>
      <style:map style:condition="cell-content-is-between([.$A$65],[.$A$66])" style:apply-style-name="ConditionalStyle_5f_38" style:base-cell-address="'Novembre 2024'.Z3"/>
      <style:map style:condition="cell-content-is-between([.$A$65],[.$A$66])" style:apply-style-name="ConditionalStyle_5f_39" style:base-cell-address="'Novembre 2024'.Z3"/>
      <style:map style:condition="cell-content-is-between([.$A$65],[.$A$66])" style:apply-style-name="ConditionalStyle_5f_40" style:base-cell-address="'Novembre 2024'.Z3"/>
    </style:style>
    <style:style style:name="ce259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41" style:base-cell-address="'Decembre 2024'.Z3"/>
      <style:map style:condition="cell-content-is-between([.$A$65],[.$A$66])" style:apply-style-name="ConditionalStyle_5f_42" style:base-cell-address="'Decembre 2024'.Z3"/>
      <style:map style:condition="cell-content-is-between([.$A$65],[.$A$66])" style:apply-style-name="ConditionalStyle_5f_43" style:base-cell-address="'Decembre 2024'.Z3"/>
      <style:map style:condition="cell-content-is-between([.$A$65],[.$A$66])" style:apply-style-name="ConditionalStyle_5f_44" style:base-cell-address="'Decembre 2024'.Z3"/>
    </style:style>
    <style:style style:name="ce260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41" style:base-cell-address="'Decembre 2024'.Z3"/>
      <style:map style:condition="cell-content-is-between([.$A$65],[.$A$66])" style:apply-style-name="ConditionalStyle_5f_42" style:base-cell-address="'Decembre 2024'.Z3"/>
      <style:map style:condition="cell-content-is-between([.$A$65],[.$A$66])" style:apply-style-name="ConditionalStyle_5f_43" style:base-cell-address="'Decembre 2024'.Z3"/>
      <style:map style:condition="cell-content-is-between([.$A$65],[.$A$66])" style:apply-style-name="ConditionalStyle_5f_44" style:base-cell-address="'Decembre 2024'.Z3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'Avril 2024'.D12">
          <table:error-message table:message-type="stop" table:display="true"/>
        </table:content-validation>
        <table:content-validation table:name="val2" table:condition="of:cell-content-is-in-list(&quot;0&quot;;&quot;0&quot;;&quot;25&quot;;&quot;0&quot;;&quot;50&quot;;&quot;0&quot;;&quot;75&quot;;&quot;1&quot;)" table:allow-empty-cell="true" table:display-list="unsorted" table:base-cell-address="'Juin 2024'.D17">
          <table:error-message table:message-type="stop" table:display="true"/>
        </table:content-validation>
        <table:content-validation table:name="val3" table:condition="of:cell-content-is-in-list(&quot;0&quot;;&quot;0&quot;;&quot;25&quot;;&quot;0&quot;;&quot;50&quot;;&quot;0&quot;;&quot;75&quot;;&quot;1&quot;)" table:allow-empty-cell="true" table:display-list="unsorted" table:base-cell-address="'Juin 2024'.E12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Juin 2024'.X3">
          <table:error-message table:message-type="stop" table:display="true"/>
        </table:content-validation>
        <table:content-validation table:name="val5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Juin 2024'.Z3">
          <table:error-message table:message-type="stop" table:display="true"/>
        </table:content-validation>
        <table:content-validation table:name="val6" table:condition="of:cell-content-is-in-list(&quot;0&quot;;&quot;0&quot;;&quot;25&quot;;&quot;0&quot;;&quot;50&quot;;&quot;0&quot;;&quot;75&quot;;&quot;1&quot;)" table:allow-empty-cell="true" table:display-list="unsorted" table:base-cell-address="'Avril 2024'.D17"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Avril 2024'.X3">
          <table:error-message table:message-type="stop" table:display="true"/>
        </table:content-validation>
        <table:content-validation table:name="val8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Avril 2024'.Z3">
          <table:error-message table:message-type="stop" table:display="true"/>
        </table:content-validation>
        <table:content-validation table:name="val9" table:condition="of:cell-content-is-in-list(&quot;0&quot;;&quot;0,5&quot;;&quot;1&quot;;&quot;&quot;)" table:allow-empty-cell="true" table:display-list="sort-ascending" table:base-cell-address="'Mars 2024'.D12">
          <table:error-message table:message-type="stop" table:display="true"/>
        </table:content-validation>
        <table:content-validation table:name="val10" table:condition="of:cell-content-is-in-list(&quot;0&quot;;&quot;0&quot;;&quot;25&quot;;&quot;0&quot;;&quot;50&quot;;&quot;0&quot;;&quot;75&quot;;&quot;1&quot;)" table:allow-empty-cell="true" table:display-list="unsorted" table:base-cell-address="'Mai 2024'.D17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Mai 2024'.X3">
          <table:error-message table:message-type="stop" table:display="true"/>
        </table:content-validation>
        <table:content-validation table:name="val12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Mai 2024'.Z3">
          <table:error-message table:message-type="stop" table:display="true"/>
        </table:content-validation>
        <table:content-validation table:name="val13" table:condition="of:cell-content-is-in-list(&quot;0&quot;;&quot;0&quot;;&quot;25&quot;;&quot;0&quot;;&quot;50&quot;;&quot;0&quot;;&quot;75&quot;;&quot;1&quot;)" table:allow-empty-cell="true" table:display-list="unsorted" table:base-cell-address="'Octobre 2024'.D17">
          <table:error-message table:message-type="stop" table:display="true"/>
        </table:content-validation>
        <table:content-validation table:name="val14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Octobre 2024'.X3">
          <table:error-message table:message-type="stop" table:display="true"/>
        </table:content-validation>
        <table:content-validation table:name="val15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Octobre 2024'.Z3">
          <table:error-message table:message-type="stop" table:display="true"/>
        </table:content-validation>
        <table:content-validation table:name="val16" table:condition="of:cell-content-is-in-list(&quot;0&quot;;&quot;0&quot;;&quot;25&quot;;&quot;0&quot;;&quot;50&quot;;&quot;0&quot;;&quot;75&quot;;&quot;1&quot;)" table:allow-empty-cell="true" table:display-list="unsorted" table:base-cell-address="'Aout 2024'.D17">
          <table:error-message table:message-type="stop" table:display="true"/>
        </table:content-validation>
        <table:content-validation table:name="val17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Aout 2024'.X3">
          <table:error-message table:message-type="stop" table:display="true"/>
        </table:content-validation>
        <table:content-validation table:name="val18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Aout 2024'.Z3">
          <table:error-message table:message-type="stop" table:display="true"/>
        </table:content-validation>
        <table:content-validation table:name="val19" table:condition="of:cell-content-is-in-list(&quot;0&quot;;&quot;0&quot;;&quot;25&quot;;&quot;0&quot;;&quot;50&quot;;&quot;0&quot;;&quot;75&quot;;&quot;1&quot;)" table:allow-empty-cell="true" table:display-list="unsorted" table:base-cell-address="'Novembre 2024'.D17">
          <table:error-message table:message-type="stop" table:display="true"/>
        </table:content-validation>
        <table:content-validation table:name="val20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Novembre 2024'.X3">
          <table:error-message table:message-type="stop" table:display="true"/>
        </table:content-validation>
        <table:content-validation table:name="val21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Novembre 2024'.Z3">
          <table:error-message table:message-type="stop" table:display="true"/>
        </table:content-validation>
        <table:content-validation table:name="val22" table:condition="of:cell-content-is-in-list(&quot;0&quot;;&quot;0&quot;;&quot;25&quot;;&quot;0&quot;;&quot;50&quot;;&quot;0&quot;;&quot;75&quot;;&quot;1&quot;)" table:allow-empty-cell="true" table:display-list="unsorted" table:base-cell-address="Feuil1.D17">
          <table:error-message table:message-type="stop" table:display="true"/>
        </table:content-validation>
        <table:content-validation table:name="val23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Feuil1.X3">
          <table:error-message table:message-type="stop" table:display="true"/>
        </table:content-validation>
        <table:content-validation table:name="val24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Feuil1.Z3">
          <table:error-message table:message-type="stop" table:display="true"/>
        </table:content-validation>
        <table:content-validation table:name="val25" table:condition="of:cell-content-is-in-list(&quot;0&quot;;&quot;0&quot;;&quot;25&quot;;&quot;0&quot;;&quot;50&quot;;&quot;0&quot;;&quot;75&quot;;&quot;1&quot;)" table:allow-empty-cell="true" table:display-list="unsorted" table:base-cell-address="'Decembre 2024'.D17">
          <table:error-message table:message-type="stop" table:display="true"/>
        </table:content-validation>
        <table:content-validation table:name="val26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Decembre 2024'.X3">
          <table:error-message table:message-type="stop" table:display="true"/>
        </table:content-validation>
        <table:content-validation table:name="val27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Decembre 2024'.Z3">
          <table:error-message table:message-type="stop" table:display="true"/>
        </table:content-validation>
      </table:content-validations>
      <table:table table:name="janvier 2024" table:style-name="ta2" table:print-ranges="'janvier 2024'.A1:'janvier 2024'.AI41">
        <office:forms form:automatic-focus="false" form:apply-design-mode="false"/>
        <table:table-column table:style-name="co3" table:default-cell-style-name="ce129"/>
        <table:table-column table:style-name="co4" table:default-cell-style-name="ce129"/>
        <table:table-column table:style-name="co5" table:default-cell-style-name="ce129"/>
        <table:table-column table:style-name="co6" table:default-cell-style-name="ce129"/>
        <table:table-column table:style-name="co7" table:default-cell-style-name="ce129"/>
        <table:table-column table:style-name="co6" table:number-columns-repeated="2" table:default-cell-style-name="ce129"/>
        <table:table-column table:style-name="co6" table:default-cell-style-name="ce88"/>
        <table:table-column table:style-name="co6" table:number-columns-repeated="14" table:default-cell-style-name="ce129"/>
        <table:table-column table:style-name="co8" table:default-cell-style-name="ce129"/>
        <table:table-column table:style-name="co6" table:default-cell-style-name="ce129"/>
        <table:table-column table:style-name="co9" table:default-cell-style-name="ce129"/>
        <table:table-column table:style-name="co6" table:number-columns-repeated="9" table:default-cell-style-name="ce129"/>
        <table:table-column table:style-name="co10" table:default-cell-style-name="ce129"/>
        <table:table-column table:style-name="co11" table:number-columns-repeated="222" table:default-cell-style-name="ce196"/>
        <table:table-column table:style-name="co11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3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4" office:value-type="float" office:value="1" calcext:value-type="float">
            <text:p>1</text:p>
          </table:table-cell>
          <table:table-cell table:style-name="ce105" office:value-type="string" calcext:value-type="string">
            <text:p>an :</text:p>
          </table:table-cell>
          <table:table-cell table:style-name="ce106" table:content-validation-name="val5" office:value-type="float" office:value="2024" calcext:value-type="float" table:number-columns-spanned="2" table:number-rows-spanned="1">
            <text:p>2024</text:p>
          </table:table-cell>
          <table:covered-table-cell table:style-name="ce107" table:content-validation-name="val5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5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9" calcext:value-type="float">
            <text:p>9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50"/>
          <table:table-cell table:style-name="ce58" table:content-validation-name="val1"/>
          <table:table-cell table:number-columns-repeated="4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5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5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5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3" table:style-name="ce78" table:content-validation-name="val3" office:value-type="float" office:value="1" calcext:value-type="float">
            <text:p>1,00</text:p>
          </table:table-cell>
          <table:table-cell table:style-name="ce115" table:formula="of:=SUM([.D12:.AH12])" office:value-type="float" office:value="22" calcext:value-type="float">
            <text:p>22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"/>
          <table:table-cell table:style-name="ce8" table:content-validation-name="val2" table:number-columns-repeated="3"/>
          <table:table-cell table:style-name="ce92" table:content-validation-name="val2"/>
          <table:table-cell table:style-name="ce8" table:content-validation-name="val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2"/>
          <table:table-cell table:style-name="ce79" table:content-validation-name="val2" table:number-columns-repeated="3"/>
          <table:table-cell table:style-name="ce93" table:content-validation-name="val2"/>
          <table:table-cell table:style-name="ce79" table:content-validation-name="val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2"/>
          <table:table-cell table:style-name="ce80" table:content-validation-name="val2" table:number-columns-repeated="3"/>
          <table:table-cell table:style-name="ce94" table:content-validation-name="val2"/>
          <table:table-cell table:style-name="ce80" table:content-validation-name="val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"/>
          <table:table-cell table:style-name="ce8" table:content-validation-name="val2" table:number-columns-repeated="3"/>
          <table:table-cell table:style-name="ce92" table:content-validation-name="val2"/>
          <table:table-cell table:style-name="ce8" table:content-validation-name="val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2"/>
          <table:table-cell table:style-name="ce81" table:content-validation-name="val2" table:number-columns-repeated="3"/>
          <table:table-cell table:style-name="ce95" table:content-validation-name="val2"/>
          <table:table-cell table:style-name="ce81" table:content-validation-name="val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2"/>
          <table:table-cell table:style-name="ce81" table:content-validation-name="val2" table:number-columns-repeated="3"/>
          <table:table-cell table:style-name="ce95" table:content-validation-name="val2"/>
          <table:table-cell table:style-name="ce81" table:content-validation-name="val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/>
          <table:table-cell table:style-name="ce196" table:number-columns-repeated="30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<text:s/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 office:value-type="float" office:value="1" calcext:value-type="float">
            <text:p>1,00</text:p>
          </table:table-cell>
          <table:table-cell table:style-name="ce115" table:formula="of:=SUM([.D38:.AH38])" office:value-type="float" office:value="31" calcext:value-type="float">
            <text:p>31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janvier 2024'.$Z$3"/>
          <table:named-range table:name="fériés" table:base-cell-address="$'janvier 2024'.$A$1" table:cell-range-address="$'janvier 2024'.$C$52:.$C$61"/>
          <table:named-range table:name="mois" table:base-cell-address="$'janvier 2024'.$A$1" table:cell-range-address="$'janvier 2024'.$X$3"/>
          <table:named-range table:name="_xlnm.Print_Area" table:base-cell-address="$'janvier 2024'.$A$1" table:cell-range-address="$'janvier 2024'.$A$1:.$AI$41" table:range-usable-as="print-range"/>
          <table:named-range table:name="_xlnm_Print_Area" table:base-cell-address="$'janvier 2024'.$A$1" table:cell-range-address="$'janvier 2024'.$A$1:.$AI$41"/>
        </table:named-expressions>
        <calcext:conditional-formats>
          <calcext:conditional-format calcext:target-range-address="'janvier 2024'.Z3:'janvier 2024'.AA3">
            <calcext:condition calcext:apply-style-name="ConditionalStyle_1" calcext:value="between([.$A$65],[.$A$66])" calcext:base-cell-address="'janvier 2024'.Z3"/>
          </calcext:conditional-format>
        </calcext:conditional-formats>
      </table:table>
      <table:table table:name="fevrier 2024" table:style-name="ta3" table:print-ranges="'fevrier 2024'.A1:'fevrier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 table:default-cell-style-name="Default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  <table:table-cell table:number-columns-repeated="16127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16349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7" office:value-type="float" office:value="2" calcext:value-type="float">
            <text:p>2</text:p>
          </table:table-cell>
          <table:table-cell table:style-name="ce105" office:value-type="string" calcext:value-type="string">
            <text:p>an :</text:p>
          </table:table-cell>
          <table:table-cell table:style-name="ce123" table:content-validation-name="val8" office:value-type="float" office:value="2024" calcext:value-type="float" table:number-columns-spanned="2" table:number-rows-spanned="1">
            <text:p>2024</text:p>
          </table:table-cell>
          <table:covered-table-cell table:style-name="ce124" table:content-validation-name="val8"/>
          <table:table-cell table:style-name="ce4" table:number-columns-repeated="7"/>
          <table:table-cell table:number-columns-repeated="16350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16350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16349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16349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>
            <text:p/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16349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 office:value-type="float" office:value="1" calcext:value-type="float">
            <text:p>1</text:p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 office:value-type="float" office:value="1" calcext:value-type="float">
            <text:p>1</text:p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8" calcext:value-type="float">
            <text:p>8,00</text:p>
          </table:table-cell>
          <table:table-cell table:number-columns-repeated="16349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16349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16349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50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style-name="Default"/>
          <table:table-cell table:number-columns-repeated="4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style-name="Default"/>
          <table:table-cell table:number-columns-repeated="3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style-name="ce115" table:formula="of:=SUM([.D12:.AH12])" office:value-type="float" office:value="19" calcext:value-type="float">
            <text:p>19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9">
          <table:table-cell table:style-name="ce7" table:number-columns-repeated="3"/>
          <table:table-cell table:style-name="ce59" table:content-validation-name="val6"/>
          <table:table-cell table:style-name="ce8" table:content-validation-name="val6" table:number-columns-repeated="3"/>
          <table:table-cell table:style-name="ce92" table:content-validation-name="val6"/>
          <table:table-cell table:style-name="ce8" table:content-validation-name="val6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6"/>
          <table:table-cell table:style-name="ce79" table:content-validation-name="val6" table:number-columns-repeated="3"/>
          <table:table-cell table:style-name="ce93" table:content-validation-name="val6"/>
          <table:table-cell table:style-name="ce79" table:content-validation-name="val6" table:number-columns-repeated="26"/>
          <table:table-cell table:style-name="ce117"/>
          <table:table-cell table:number-columns-repeated="16349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6"/>
          <table:table-cell table:style-name="ce80" table:content-validation-name="val6" table:number-columns-repeated="3"/>
          <table:table-cell table:style-name="ce94" table:content-validation-name="val6"/>
          <table:table-cell table:style-name="ce80" table:content-validation-name="val6" table:number-columns-repeated="26"/>
          <table:table-cell table:style-name="ce118"/>
          <table:table-cell table:number-columns-repeated="16349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6">
          <table:table-cell table:style-name="ce7" table:number-columns-repeated="3"/>
          <table:table-cell table:style-name="ce59" table:content-validation-name="val6"/>
          <table:table-cell table:style-name="ce8" table:content-validation-name="val6" table:number-columns-repeated="3"/>
          <table:table-cell table:style-name="ce92" table:content-validation-name="val6"/>
          <table:table-cell table:style-name="ce8" table:content-validation-name="val6" table:number-columns-repeated="26"/>
          <table:table-cell table:style-name="ce112"/>
          <table:table-cell table:number-columns-repeated="16349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6"/>
          <table:table-cell table:style-name="ce81" table:content-validation-name="val6" table:number-columns-repeated="3"/>
          <table:table-cell table:style-name="ce95" table:content-validation-name="val6"/>
          <table:table-cell table:style-name="ce81" table:content-validation-name="val6" table:number-columns-repeated="26"/>
          <table:table-cell table:style-name="ce119"/>
          <table:table-cell table:number-columns-repeated="16349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6" table:number-columns-repeated="31"/>
          <table:table-cell table:style-name="ce120"/>
          <table:table-cell table:number-columns-repeated="16349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6"/>
          <table:table-cell table:style-name="ce81" table:content-validation-name="val6" table:number-columns-repeated="3"/>
          <table:table-cell table:style-name="ce95" table:content-validation-name="val6"/>
          <table:table-cell table:style-name="ce81" table:content-validation-name="val6" table:number-columns-repeated="26"/>
          <table:table-cell table:style-name="ce119"/>
          <table:table-cell table:number-columns-repeated="16349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16349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4"/>
          <table:table-cell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0"/>
          <table:table-cell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5"/>
          <table:table-cell table:style-name="ce115" table:formula="of:=SUM([.D32:.AH32])" office:value-type="float" office:value="2" calcext:value-type="float">
            <text:p>2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Congés exceptionnels:Locaux du client fermés <text:s/>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16349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29" calcext:value-type="float">
            <text:p>29,00</text:p>
          </table:table-cell>
          <table:table-cell table:style-name="ce122" table:number-columns-repeated="222"/>
          <table:table-cell table:number-columns-repeated="16127"/>
        </table:table-row>
        <table:table-row table:style-name="ro3">
          <table:table-cell table:number-columns-repeated="3"/>
          <table:table-cell table:style-name="ce135"/>
          <table:table-cell table:number-columns-repeated="16380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16354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16356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16381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16372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48"/>
          <table:table-cell table:number-columns-repeated="16381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Année" table:base-cell-address="$'janvier 2024'.$A$1" table:cell-range-address="$'fevrier 2024'.$Z$3"/>
          <table:named-range table:name="fériés" table:base-cell-address="$'janvier 2024'.$A$1" table:cell-range-address="$'fevrier 2024'.$C$52:.$C$61"/>
          <table:named-range table:name="mois" table:base-cell-address="$'janvier 2024'.$A$1" table:cell-range-address="$'fevrier 2024'.$X$3"/>
          <table:named-range table:name="_xlnm.Print_Area" table:base-cell-address="$'janvier 2024'.$A$1" table:cell-range-address="$'fevrier 2024'.$A$1:.$AI$41" table:range-usable-as="print-range"/>
          <table:named-range table:name="_xlnm_Print_Area" table:base-cell-address="$'janvier 2024'.$A$1" table:cell-range-address="$'fevrier 2024'.$A$1:.$AI$41"/>
        </table:named-expressions>
        <calcext:conditional-formats>
          <calcext:conditional-format calcext:target-range-address="'fevrier 2024'.Z3:'fevrier 2024'.AA3">
            <calcext:condition calcext:apply-style-name="ConditionalStyle_2" calcext:value="between([.$A$65],[.$A$66])" calcext:base-cell-address="'fevrier 2024'.Z3"/>
            <calcext:condition calcext:apply-style-name="ConditionalStyle_3" calcext:value="between([.$A$65],[.$A$66])" calcext:base-cell-address="'fevrier 2024'.Z3"/>
            <calcext:condition calcext:apply-style-name="ConditionalStyle_4" calcext:value="between([.$A$65],[.$A$66])" calcext:base-cell-address="'fevrier 2024'.Z3"/>
          </calcext:conditional-format>
        </calcext:conditional-formats>
      </table:table>
      <table:table table:name="Mars 2024" table:style-name="ta4" table:print-ranges="'Mars 2024'.A1:'Mars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 table:default-cell-style-name="Default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  <table:table-cell table:number-columns-repeated="16127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16349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1" office:value-type="float" office:value="3" calcext:value-type="float">
            <text:p>3</text:p>
          </table:table-cell>
          <table:table-cell table:style-name="ce105" office:value-type="string" calcext:value-type="string">
            <text:p>an :</text:p>
          </table:table-cell>
          <table:table-cell table:style-name="ce125" table:content-validation-name="val12" office:value-type="float" office:value="2024" calcext:value-type="float" table:number-columns-spanned="2" table:number-rows-spanned="1">
            <text:p>2024</text:p>
          </table:table-cell>
          <table:covered-table-cell table:style-name="ce126" table:content-validation-name="val12"/>
          <table:table-cell table:style-name="ce4" table:number-columns-repeated="7"/>
          <table:table-cell table:number-columns-repeated="16350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16350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16349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16349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16349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 office:value-type="float" office:value="1" calcext:value-type="float">
            <text:p>1</text:p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office:value-type="float" office:value="1" calcext:value-type="float">
            <text:p>1</text:p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 office:value-type="float" office:value="1" calcext:value-type="float">
            <text:p>1</text:p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 office:value-type="float" office:value="1" calcext:value-type="float">
            <text:p>1</text:p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 office:value-type="float" office:value="1" calcext:value-type="float">
            <text:p>1</text:p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 office:value-type="float" office:value="1" calcext:value-type="float">
            <text:p>1</text:p>
          </table:table-cell>
          <table:table-cell table:style-name="ce111" table:formula="of:=SUM([.D8:.AH8])" office:value-type="float" office:value="11" calcext:value-type="float">
            <text:p>11,00</text:p>
          </table:table-cell>
          <table:table-cell table:number-columns-repeated="16349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16349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16349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50"/>
          <table:table-cell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/>
          <table:table-cell table:number-columns-repeated="2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3"/>
          <table:table-cell table:number-columns-repeated="5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number-columns-repeated="5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number-columns-repeated="5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style-name="ce115" table:formula="of:=SUM([.D12:.AH12])" office:value-type="float" office:value="19" calcext:value-type="float">
            <text:p>19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9">
          <table:table-cell table:style-name="ce7" table:number-columns-repeated="3"/>
          <table:table-cell table:style-name="ce59" table:content-validation-name="val10"/>
          <table:table-cell table:style-name="ce8" table:content-validation-name="val10" table:number-columns-repeated="3"/>
          <table:table-cell table:style-name="ce92" table:content-validation-name="val10"/>
          <table:table-cell table:style-name="ce8" table:content-validation-name="val10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10"/>
          <table:table-cell table:style-name="ce79" table:content-validation-name="val10" table:number-columns-repeated="3"/>
          <table:table-cell table:style-name="ce93" table:content-validation-name="val10"/>
          <table:table-cell table:style-name="ce79" table:content-validation-name="val10" table:number-columns-repeated="26"/>
          <table:table-cell table:style-name="ce117"/>
          <table:table-cell table:number-columns-repeated="16349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10"/>
          <table:table-cell table:style-name="ce80" table:content-validation-name="val10" table:number-columns-repeated="3"/>
          <table:table-cell table:style-name="ce94" table:content-validation-name="val10"/>
          <table:table-cell table:style-name="ce80" table:content-validation-name="val10" table:number-columns-repeated="26"/>
          <table:table-cell table:style-name="ce118"/>
          <table:table-cell table:number-columns-repeated="16349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6">
          <table:table-cell table:style-name="ce7" table:number-columns-repeated="3"/>
          <table:table-cell table:style-name="ce59" table:content-validation-name="val10"/>
          <table:table-cell table:style-name="ce8" table:content-validation-name="val10" table:number-columns-repeated="3"/>
          <table:table-cell table:style-name="ce92" table:content-validation-name="val10"/>
          <table:table-cell table:style-name="ce8" table:content-validation-name="val10" table:number-columns-repeated="26"/>
          <table:table-cell table:style-name="ce112"/>
          <table:table-cell table:number-columns-repeated="16349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16349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0" table:number-columns-repeated="31"/>
          <table:table-cell table:style-name="ce120"/>
          <table:table-cell table:number-columns-repeated="16349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16349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9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16349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9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9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9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9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9" table:number-columns-repeated="7"/>
          <table:table-cell table:style-name="Default"/>
          <table:table-cell table:style-name="ce58" table:content-validation-name="val9" table:number-columns-repeated="23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9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9" table:number-columns-repeated="7"/>
          <table:table-cell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3"/>
          <table:table-cell table:style-name="ce115" table:formula="of:=SUM([.D35:.AH35])" office:value-type="float" office:value="1" calcext:value-type="float">
            <text:p>1,00</text:p>
          </table:table-cell>
          <table:table-cell table:number-columns-repeated="16349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9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16349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 office:value-type="float" office:value="1" calcext:value-type="float">
            <text:p>1,00</text:p>
          </table:table-cell>
          <table:table-cell table:style-name="ce115" table:formula="of:=SUM([.D38:.AH38])" office:value-type="float" office:value="31" calcext:value-type="float">
            <text:p>31,00</text:p>
          </table:table-cell>
          <table:table-cell table:style-name="ce122" table:number-columns-repeated="222"/>
          <table:table-cell table:number-columns-repeated="16127"/>
        </table:table-row>
        <table:table-row table:style-name="ro3">
          <table:table-cell table:number-columns-repeated="3"/>
          <table:table-cell table:style-name="ce135"/>
          <table:table-cell table:number-columns-repeated="16380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16354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16356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16381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16372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48"/>
          <table:table-cell table:number-columns-repeated="16381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Année" table:base-cell-address="$'janvier 2024'.$A$1" table:cell-range-address="$'Mars 2024'.$Z$3"/>
          <table:named-range table:name="fériés" table:base-cell-address="$'janvier 2024'.$A$1" table:cell-range-address="$'Mars 2024'.$C$52:.$C$61"/>
          <table:named-range table:name="mois" table:base-cell-address="$'janvier 2024'.$A$1" table:cell-range-address="$'Mars 2024'.$X$3"/>
          <table:named-range table:name="_xlnm.Print_Area" table:base-cell-address="$'janvier 2024'.$A$1" table:cell-range-address="$'Mars 2024'.$A$1:.$AI$41" table:range-usable-as="print-range"/>
          <table:named-range table:name="_xlnm_Print_Area" table:base-cell-address="$'janvier 2024'.$A$1" table:cell-range-address="$'Mars 2024'.$A$1:.$AI$41"/>
        </table:named-expressions>
        <calcext:conditional-formats>
          <calcext:conditional-format calcext:target-range-address="'Mars 2024'.Z3:'Mars 2024'.AA3">
            <calcext:condition calcext:apply-style-name="ConditionalStyle_5" calcext:value="between([.$A$65],[.$A$66])" calcext:base-cell-address="'Mars 2024'.Z3"/>
            <calcext:condition calcext:apply-style-name="ConditionalStyle_6" calcext:value="between([.$A$65],[.$A$66])" calcext:base-cell-address="'Mars 2024'.Z3"/>
            <calcext:condition calcext:apply-style-name="ConditionalStyle_7" calcext:value="between([.$A$65],[.$A$66])" calcext:base-cell-address="'Mars 2024'.Z3"/>
            <calcext:condition calcext:apply-style-name="ConditionalStyle_8" calcext:value="between([.$A$65],[.$A$66])" calcext:base-cell-address="'Mars 2024'.Z3"/>
          </calcext:conditional-format>
        </calcext:conditional-formats>
      </table:table>
      <table:table table:name="Avril 2024" table:style-name="ta5" table:print-ranges="'Avril 2024'.A1:'Avril 2024'.AI41">
        <office:forms form:automatic-focus="false" form:apply-design-mode="false"/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1" office:value-type="float" office:value="4" calcext:value-type="float">
            <text:p>4</text:p>
          </table:table-cell>
          <table:table-cell table:style-name="ce105" office:value-type="string" calcext:value-type="string">
            <text:p>an :</text:p>
          </table:table-cell>
          <table:table-cell table:style-name="ce242" table:content-validation-name="val12" office:value-type="float" office:value="2024" calcext:value-type="float" table:number-columns-spanned="2" table:number-rows-spanned="1">
            <text:p>2024</text:p>
          </table:table-cell>
          <table:covered-table-cell table:style-name="ce243" table:content-validation-name="val12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127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B52]);(DATE(Année;mois;[.M$7])=[.B53]);(DATE(Année;mois;[.M$7])=[.B56]));1;IF(mois=11;1;IF(WEEKDAY(DATE(Année;mois;[.M$7]))=7;1;IF(WEEKDAY(DATE(Année;mois;[.M$7]))=1;1;&quot;&quot;)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/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A52]);(DATE(Année;mois;[.Y$7])=[.A53]);(DATE(Année;mois;[.Y$7])=[.A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B52]);(DATE(Année;mois;[.AF$7])=[.B53]);(DATE(Année;mois;[.AF$7])=[.B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9" calcext:value-type="float">
            <text:p>9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50"/>
          <table:table-cell table:style-name="ce58" table:content-validation-name="val1"/>
          <table:table-cell table:number-columns-repeated="4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3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/>
          <table:table-cell table:style-name="ce115" table:formula="of:=SUM([.D12:.AH12])" office:value-type="float" office:value="6" calcext:value-type="float">
            <text:p>6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0"/>
          <table:table-cell table:style-name="ce8" table:content-validation-name="val10" table:number-columns-repeated="3"/>
          <table:table-cell table:style-name="ce92" table:content-validation-name="val10"/>
          <table:table-cell table:style-name="ce8" table:content-validation-name="val10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10"/>
          <table:table-cell table:style-name="ce79" table:content-validation-name="val10" table:number-columns-repeated="3"/>
          <table:table-cell table:style-name="ce93" table:content-validation-name="val10"/>
          <table:table-cell table:style-name="ce79" table:content-validation-name="val10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10"/>
          <table:table-cell table:style-name="ce80" table:content-validation-name="val10" table:number-columns-repeated="3"/>
          <table:table-cell table:style-name="ce94" table:content-validation-name="val10"/>
          <table:table-cell table:style-name="ce80" table:content-validation-name="val10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0"/>
          <table:table-cell table:style-name="ce8" table:content-validation-name="val10" table:number-columns-repeated="3"/>
          <table:table-cell table:style-name="ce92" table:content-validation-name="val10"/>
          <table:table-cell table:style-name="ce8" table:content-validation-name="val10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0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10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5"/>
          <table:table-cell table:style-name="ce115" table:formula="of:=SUM([.D32:.AH32])" office:value-type="float" office:value="12" calcext:value-type="float">
            <text:p>12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7"/>
          <table:table-cell table:number-columns-repeated="3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1"/>
          <table:table-cell table:style-name="ce115" table:formula="of:=SUM([.D35:.AH35])" office:value-type="float" office:value="3" calcext:value-type="float">
            <text:p>3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30" calcext:value-type="float">
            <text:p>3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Avril 2024'.$Z$3"/>
          <table:named-range table:name="fériés" table:base-cell-address="$'janvier 2024'.$A$1" table:cell-range-address="$'Avril 2024'.$C$52:.$C$61"/>
          <table:named-range table:name="mois" table:base-cell-address="$'janvier 2024'.$A$1" table:cell-range-address="$'Avril 2024'.$X$3"/>
          <table:named-range table:name="_xlnm.Print_Area" table:base-cell-address="$'janvier 2024'.$A$1" table:cell-range-address="$'Avril 2024'.$A$1:.$AI$41" table:range-usable-as="print-range"/>
          <table:named-range table:name="_xlnm_Print_Area" table:base-cell-address="$'janvier 2024'.$A$1" table:cell-range-address="$'Avril 2024'.$A$1:.$AI$41"/>
        </table:named-expressions>
        <calcext:conditional-formats>
          <calcext:conditional-format calcext:target-range-address="'Avril 2024'.Z3:'Avril 2024'.AA3">
            <calcext:condition calcext:apply-style-name="ConditionalStyle_9" calcext:value="between([.$A$65],[.$A$66])" calcext:base-cell-address="'Avril 2024'.Z3"/>
            <calcext:condition calcext:apply-style-name="ConditionalStyle_10" calcext:value="between([.$A$65],[.$A$66])" calcext:base-cell-address="'Avril 2024'.Z3"/>
            <calcext:condition calcext:apply-style-name="ConditionalStyle_11" calcext:value="between([.$A$65],[.$A$66])" calcext:base-cell-address="'Avril 2024'.Z3"/>
            <calcext:condition calcext:apply-style-name="ConditionalStyle_12" calcext:value="between([.$A$65],[.$A$66])" calcext:base-cell-address="'Avril 2024'.Z3"/>
          </calcext:conditional-format>
        </calcext:conditional-formats>
      </table:table>
      <table:table table:name="Mai 2024" table:style-name="ta6" table:print-ranges="'Mai 2024'.A1:'Mai 2024'.AI41">
        <office:forms form:automatic-focus="false" form:apply-design-mode="false"/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 table:default-cell-style-name="Default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  <table:table-cell table:number-columns-repeated="16127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16349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4" office:value-type="float" office:value="5" calcext:value-type="float">
            <text:p>5</text:p>
          </table:table-cell>
          <table:table-cell table:style-name="ce105" office:value-type="string" calcext:value-type="string">
            <text:p>an :</text:p>
          </table:table-cell>
          <table:table-cell table:style-name="ce131" table:content-validation-name="val15" office:value-type="float" office:value="2024" calcext:value-type="float" table:number-columns-spanned="2" table:number-rows-spanned="1">
            <text:p>2024</text:p>
          </table:table-cell>
          <table:covered-table-cell table:style-name="ce132" table:content-validation-name="val15"/>
          <table:table-cell table:style-name="ce4" table:number-columns-repeated="7"/>
          <table:table-cell table:number-columns-repeated="16350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16350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16349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16349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16349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130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 office:value-type="float" office:value="1" calcext:value-type="float">
            <text:p>1</text:p>
          </table:table-cell>
          <table:table-cell table:style-name="ce74" table:formula="of:=IF(OR((DATE(Année;mois;[.H$7])=[.D52]);(DATE(Année;mois;[.H$7])=[.D53]);(DATE(Année;mois;[.H$7])=[.D56]));1;IF(WEEKDAY(DATE(Année;mois;[.H$7]))=7;1;IF(WEEKDAY(DATE(Année;mois;[.H$7]))=1;1;&quot;&quot;)))" office:value-type="float" office:value="1" calcext:value-type="float">
            <text:p>1</text:p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130" table:formula="of:=IF(OR((DATE(Année;mois;[.K$7])=[.J52]);(DATE(Année;mois;[.K$7])=[.J53]);(DATE(Année;mois;[.K$7])=[.J56]));1;IF(OR(mois=1;mois=5;mois=11)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130" table:formula="of:=IF(OR((DATE(Année;mois;[.L$7])=[.K52]);(DATE(Année;mois;[.L$7])=[.K53]);(DATE(Année;mois;[.L$7])=[.K56]));1;IF(OR(mois=1;mois=5;mois=11);1;IF(WEEKDAY(DATE(Année;mois;[.L$7]))=7;1;IF(WEEKDAY(DATE(Année;mois;[.L$7]))=1;1;&quot;&quot;)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 office:value-type="float" office:value="1" calcext:value-type="float">
            <text:p>1</text:p>
          </table:table-cell>
          <table:table-cell table:style-name="ce74"/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B52]);(DATE(Année;mois;[.U$7])=[.B53]);(DATE(Année;mois;[.U$7])=[.B56]));1;IF(WEEKDAY(DATE(Année;mois;[.U$7]))=7;1;IF(WEEKDAY(DATE(Année;mois;[.U$7]))=1;1;&quot;&quot;)))" office:value-type="float" office:value="1" calcext:value-type="float">
            <text:p>1</text:p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 office:value-type="float" office:value="1" calcext:value-type="float">
            <text:p>1</text:p>
          </table:table-cell>
          <table:table-cell table:style-name="ce127"/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/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J52]);(DATE(Année;mois;[.AC$7])=[.J53]);(DATE(Année;mois;[.AC$7])=[.J56]));1;IF(WEEKDAY(DATE(Année;mois;[.AC$7]))=7;1;IF(WEEKDAY(DATE(Année;mois;[.AC$7]))=1;1;&quot;&quot;)))" office:value-type="float" office:value="1" calcext:value-type="float">
            <text:p>1</text:p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D52]);(DATE(Année;mois;[.AE$7])=[.D53]);(DATE(Année;mois;[.AE$7])=[.D56]));1;IF(WEEKDAY(DATE(Année;mois;[.AE$7]))=7;1;IF(WEEKDAY(DATE(Année;mois;[.AE$7]))=1;1;&quot;&quot;)))">
            <text:p/>
          </table:table-cell>
          <table:table-cell table:style-name="ce74" table:formula="of:=IF(OR((DATE(Année;mois;[.AF$7])=[.E52]);(DATE(Année;mois;[.AF$7])=[.E53]);(DATE(Année;mois;[.AF$7])=[.E56]));1;IF(WEEKDAY(DATE(Année;mois;[.AF$7]))=7;1;IF(WEEKDAY(DATE(Année;mois;[.AF$7]))=1;1;&quot;&quot;)))">
            <text:p/>
          </table:table-cell>
          <table:table-cell table:style-name="ce74"/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1" calcext:value-type="float">
            <text:p>11,00</text:p>
          </table:table-cell>
          <table:table-cell table:number-columns-repeated="16349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16349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16349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50"/>
          <table:table-cell table:style-name="ce58" table:content-validation-name="val1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style-name="Default"/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3"/>
          <table:table-cell table:number-columns-repeated="4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115" table:formula="of:=SUM([.D12:.AH12])" office:value-type="float" office:value="18" calcext:value-type="float">
            <text:p>18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9">
          <table:table-cell table:style-name="ce7" table:number-columns-repeated="3"/>
          <table:table-cell table:style-name="ce59" table:content-validation-name="val13"/>
          <table:table-cell table:style-name="ce8" table:content-validation-name="val13" table:number-columns-repeated="3"/>
          <table:table-cell table:style-name="ce92" table:content-validation-name="val13"/>
          <table:table-cell table:style-name="ce8" table:content-validation-name="val13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13"/>
          <table:table-cell table:style-name="ce79" table:content-validation-name="val13" table:number-columns-repeated="3"/>
          <table:table-cell table:style-name="ce93" table:content-validation-name="val13"/>
          <table:table-cell table:style-name="ce79" table:content-validation-name="val13" table:number-columns-repeated="26"/>
          <table:table-cell table:style-name="ce117"/>
          <table:table-cell table:number-columns-repeated="16349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13"/>
          <table:table-cell table:style-name="ce80" table:content-validation-name="val13" table:number-columns-repeated="3"/>
          <table:table-cell table:style-name="ce94" table:content-validation-name="val13"/>
          <table:table-cell table:style-name="ce80" table:content-validation-name="val13" table:number-columns-repeated="26"/>
          <table:table-cell table:style-name="ce118"/>
          <table:table-cell table:number-columns-repeated="16349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6">
          <table:table-cell table:style-name="ce7" table:number-columns-repeated="3"/>
          <table:table-cell table:style-name="ce59" table:content-validation-name="val13"/>
          <table:table-cell table:style-name="ce8" table:content-validation-name="val13" table:number-columns-repeated="3"/>
          <table:table-cell table:style-name="ce92" table:content-validation-name="val13"/>
          <table:table-cell table:style-name="ce8" table:content-validation-name="val13" table:number-columns-repeated="26"/>
          <table:table-cell table:style-name="ce112"/>
          <table:table-cell table:number-columns-repeated="16349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13"/>
          <table:table-cell table:style-name="ce81" table:content-validation-name="val13" table:number-columns-repeated="3"/>
          <table:table-cell table:style-name="ce95" table:content-validation-name="val13"/>
          <table:table-cell table:style-name="ce81" table:content-validation-name="val13" table:number-columns-repeated="26"/>
          <table:table-cell table:style-name="ce119"/>
          <table:table-cell table:number-columns-repeated="16349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3" table:number-columns-repeated="31"/>
          <table:table-cell table:style-name="ce120"/>
          <table:table-cell table:number-columns-repeated="16349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13"/>
          <table:table-cell table:style-name="ce81" table:content-validation-name="val13" table:number-columns-repeated="3"/>
          <table:table-cell table:style-name="ce95" table:content-validation-name="val13"/>
          <table:table-cell table:style-name="ce81" table:content-validation-name="val13" table:number-columns-repeated="26"/>
          <table:table-cell table:style-name="ce119"/>
          <table:table-cell table:number-columns-repeated="16349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16349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9"/>
          <table:table-cell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9"/>
          <table:table-cell table:style-name="ce127" office:value-type="float" office:value="1" calcext:value-type="float">
            <text:p>1</text:p>
          </table:table-cell>
          <table:table-cell table:style-name="ce58" table:content-validation-name="val1" table:number-columns-repeated="11"/>
          <table:table-cell table:style-name="ce115" table:formula="of:=SUM([.D35:.AH35])" office:value-type="float" office:value="2" calcext:value-type="float">
            <text:p>2,00</text:p>
          </table:table-cell>
          <table:table-cell table:number-columns-repeated="16349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16349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 office:value-type="float" office:value="1" calcext:value-type="float">
            <text:p>1,00</text:p>
          </table:table-cell>
          <table:table-cell table:style-name="ce115" table:formula="of:=SUM([.D38:.AH38])" office:value-type="float" office:value="31" calcext:value-type="float">
            <text:p>31,00</text:p>
          </table:table-cell>
          <table:table-cell table:style-name="ce122" table:number-columns-repeated="222"/>
          <table:table-cell table:number-columns-repeated="16127"/>
        </table:table-row>
        <table:table-row table:style-name="ro3">
          <table:table-cell table:number-columns-repeated="3"/>
          <table:table-cell table:style-name="ce135"/>
          <table:table-cell table:number-columns-repeated="16380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16354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16356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16381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16381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16372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48"/>
          <table:table-cell table:number-columns-repeated="16381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Année" table:base-cell-address="$'janvier 2024'.$A$1" table:cell-range-address="$'Mai 2024'.$Z$3"/>
          <table:named-range table:name="fériés" table:base-cell-address="$'janvier 2024'.$A$1" table:cell-range-address="$'Mai 2024'.$C$52:.$C$61"/>
          <table:named-range table:name="mois" table:base-cell-address="$'janvier 2024'.$A$1" table:cell-range-address="$'Mai 2024'.$X$3"/>
          <table:named-range table:name="_xlnm.Print_Area" table:base-cell-address="$'janvier 2024'.$A$1" table:cell-range-address="$'Mai 2024'.$A$1:.$AI$41" table:range-usable-as="print-range"/>
          <table:named-range table:name="_xlnm_Print_Area" table:base-cell-address="$'janvier 2024'.$A$1" table:cell-range-address="$'Mai 2024'.$A$1:.$AI$41"/>
        </table:named-expressions>
        <calcext:conditional-formats>
          <calcext:conditional-format calcext:target-range-address="'Mai 2024'.Z3:'Mai 2024'.AA3">
            <calcext:condition calcext:apply-style-name="ConditionalStyle_13" calcext:value="between([.$A$65],[.$A$66])" calcext:base-cell-address="'Mai 2024'.Z3"/>
            <calcext:condition calcext:apply-style-name="ConditionalStyle_14" calcext:value="between([.$A$65],[.$A$66])" calcext:base-cell-address="'Mai 2024'.Z3"/>
            <calcext:condition calcext:apply-style-name="ConditionalStyle_15" calcext:value="between([.$A$65],[.$A$66])" calcext:base-cell-address="'Mai 2024'.Z3"/>
            <calcext:condition calcext:apply-style-name="ConditionalStyle_16" calcext:value="between([.$A$65],[.$A$66])" calcext:base-cell-address="'Mai 2024'.Z3"/>
          </calcext:conditional-format>
        </calcext:conditional-formats>
      </table:table>
      <table:table table:name="Juin 2024" table:style-name="ta7" table:print-ranges="'Juin 2024'.A1:'Juin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7" office:value-type="float" office:value="6" calcext:value-type="float">
            <text:p>6</text:p>
          </table:table-cell>
          <table:table-cell table:style-name="ce105" office:value-type="string" calcext:value-type="string">
            <text:p>an :</text:p>
          </table:table-cell>
          <table:table-cell table:style-name="ce133" table:content-validation-name="val18" office:value-type="float" office:value="2024" calcext:value-type="float" table:number-columns-spanned="2" table:number-rows-spanned="1">
            <text:p>2024</text:p>
          </table:table-cell>
          <table:covered-table-cell table:style-name="ce134" table:content-validation-name="val18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 office:value-type="float" office:value="1" calcext:value-type="float">
            <text:p>1</text:p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table:number-columns-repeated="2"/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 office:value-type="float" office:value="1" calcext:value-type="float">
            <text:p>1</text:p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 office:value-type="float" office:value="1" calcext:value-type="float">
            <text:p>1</text:p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 office:value-type="float" office:value="1" calcext:value-type="float">
            <text:p>1</text:p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 office:value-type="float" office:value="1" calcext:value-type="float">
            <text:p>1</text:p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 office:value-type="float" office:value="1" calcext:value-type="float">
            <text:p>1</text:p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0" calcext:value-type="float">
            <text:p>10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6"/>
          <table:table-cell table:style-name="ce8" table:content-validation-name="val16" table:number-columns-repeated="3"/>
          <table:table-cell table:style-name="ce92" table:content-validation-name="val16"/>
          <table:table-cell table:style-name="ce8" table:content-validation-name="val16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16"/>
          <table:table-cell table:style-name="ce79" table:content-validation-name="val16" table:number-columns-repeated="3"/>
          <table:table-cell table:style-name="ce93" table:content-validation-name="val16"/>
          <table:table-cell table:style-name="ce79" table:content-validation-name="val16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16"/>
          <table:table-cell table:style-name="ce80" table:content-validation-name="val16" table:number-columns-repeated="3"/>
          <table:table-cell table:style-name="ce94" table:content-validation-name="val16"/>
          <table:table-cell table:style-name="ce80" table:content-validation-name="val16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6"/>
          <table:table-cell table:style-name="ce8" table:content-validation-name="val16" table:number-columns-repeated="3"/>
          <table:table-cell table:style-name="ce92" table:content-validation-name="val16"/>
          <table:table-cell table:style-name="ce8" table:content-validation-name="val16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6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10" calcext:value-type="float">
            <text:p>1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Juin 2024'.$Z$3"/>
          <table:named-range table:name="fériés" table:base-cell-address="$'janvier 2024'.$A$1" table:cell-range-address="$'Juin 2024'.$C$52:.$C$61"/>
          <table:named-range table:name="mois" table:base-cell-address="$'janvier 2024'.$A$1" table:cell-range-address="$'Juin 2024'.$X$3"/>
          <table:named-range table:name="_xlnm.Print_Area" table:base-cell-address="$'janvier 2024'.$A$1" table:cell-range-address="$'Juin 2024'.$A$1:.$AI$41" table:range-usable-as="print-range"/>
          <table:named-range table:name="_xlnm_Print_Area" table:base-cell-address="$'janvier 2024'.$A$1" table:cell-range-address="$'Juin 2024'.$A$1:.$AI$41"/>
        </table:named-expressions>
        <calcext:conditional-formats>
          <calcext:conditional-format calcext:target-range-address="'Juin 2024'.Z3:'Juin 2024'.AA3">
            <calcext:condition calcext:apply-style-name="ConditionalStyle_17" calcext:value="between([.$A$65],[.$A$66])" calcext:base-cell-address="'Juin 2024'.Z3"/>
            <calcext:condition calcext:apply-style-name="ConditionalStyle_18" calcext:value="between([.$A$65],[.$A$66])" calcext:base-cell-address="'Juin 2024'.Z3"/>
            <calcext:condition calcext:apply-style-name="ConditionalStyle_19" calcext:value="between([.$A$65],[.$A$66])" calcext:base-cell-address="'Juin 2024'.Z3"/>
            <calcext:condition calcext:apply-style-name="ConditionalStyle_20" calcext:value="between([.$A$65],[.$A$66])" calcext:base-cell-address="'Juin 2024'.Z3"/>
          </calcext:conditional-format>
        </calcext:conditional-formats>
      </table:table>
      <table:table table:name="Juillet 2024" table:style-name="ta8" table:print-ranges="'Juillet 2024'.A1:'Juillet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7" office:value-type="float" office:value="7" calcext:value-type="float">
            <text:p>7</text:p>
          </table:table-cell>
          <table:table-cell table:style-name="ce105" office:value-type="string" calcext:value-type="string">
            <text:p>an :</text:p>
          </table:table-cell>
          <table:table-cell table:style-name="ce249" table:content-validation-name="val18" office:value-type="float" office:value="2024" calcext:value-type="float" table:number-columns-spanned="2" table:number-rows-spanned="1">
            <text:p>2024</text:p>
          </table:table-cell>
          <table:covered-table-cell table:style-name="ce250" table:content-validation-name="val18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127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8" calcext:value-type="float">
            <text:p>8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6"/>
          <table:table-cell table:style-name="ce8" table:content-validation-name="val16" table:number-columns-repeated="3"/>
          <table:table-cell table:style-name="ce92" table:content-validation-name="val16"/>
          <table:table-cell table:style-name="ce8" table:content-validation-name="val16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16"/>
          <table:table-cell table:style-name="ce79" table:content-validation-name="val16" table:number-columns-repeated="3"/>
          <table:table-cell table:style-name="ce93" table:content-validation-name="val16"/>
          <table:table-cell table:style-name="ce79" table:content-validation-name="val16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16"/>
          <table:table-cell table:style-name="ce80" table:content-validation-name="val16" table:number-columns-repeated="3"/>
          <table:table-cell table:style-name="ce94" table:content-validation-name="val16"/>
          <table:table-cell table:style-name="ce80" table:content-validation-name="val16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6"/>
          <table:table-cell table:style-name="ce8" table:content-validation-name="val16" table:number-columns-repeated="3"/>
          <table:table-cell table:style-name="ce92" table:content-validation-name="val16"/>
          <table:table-cell table:style-name="ce8" table:content-validation-name="val16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6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>
            <text:p/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>
            <text:p/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8" calcext:value-type="float">
            <text:p>8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Juillet 2024'.$Z$3"/>
          <table:named-range table:name="fériés" table:base-cell-address="$'janvier 2024'.$A$1" table:cell-range-address="$'Juillet 2024'.$C$52:.$C$61"/>
          <table:named-range table:name="mois" table:base-cell-address="$'janvier 2024'.$A$1" table:cell-range-address="$'Juillet 2024'.$X$3"/>
          <table:named-range table:name="_xlnm.Print_Area" table:base-cell-address="$'janvier 2024'.$A$1" table:cell-range-address="$'Juillet 2024'.$A$1:.$AI$41" table:range-usable-as="print-range"/>
          <table:named-range table:name="_xlnm_Print_Area" table:base-cell-address="$'janvier 2024'.$A$1" table:cell-range-address="$'Juillet 2024'.$A$1:.$AI$41"/>
        </table:named-expressions>
        <calcext:conditional-formats>
          <calcext:conditional-format calcext:target-range-address="'Juillet 2024'.Z3:'Juillet 2024'.AA3">
            <calcext:condition calcext:apply-style-name="ConditionalStyle_21" calcext:value="between([.$A$65],[.$A$66])" calcext:base-cell-address="'Juillet 2024'.Z3"/>
            <calcext:condition calcext:apply-style-name="ConditionalStyle_22" calcext:value="between([.$A$65],[.$A$66])" calcext:base-cell-address="'Juillet 2024'.Z3"/>
            <calcext:condition calcext:apply-style-name="ConditionalStyle_23" calcext:value="between([.$A$65],[.$A$66])" calcext:base-cell-address="'Juillet 2024'.Z3"/>
            <calcext:condition calcext:apply-style-name="ConditionalStyle_24" calcext:value="between([.$A$65],[.$A$66])" calcext:base-cell-address="'Juillet 2024'.Z3"/>
          </calcext:conditional-format>
        </calcext:conditional-formats>
      </table:table>
      <table:table table:name="Aout 2024" table:style-name="ta9" table:print-ranges="'Aout 2024'.A1:'Aout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0" office:value-type="float" office:value="8" calcext:value-type="float">
            <text:p>8</text:p>
          </table:table-cell>
          <table:table-cell table:style-name="ce105" office:value-type="string" calcext:value-type="string">
            <text:p>an :</text:p>
          </table:table-cell>
          <table:table-cell table:style-name="ce137" table:content-validation-name="val21" office:value-type="float" office:value="2024" calcext:value-type="float" table:number-columns-spanned="2" table:number-rows-spanned="1">
            <text:p>2024</text:p>
          </table:table-cell>
          <table:covered-table-cell table:style-name="ce138" table:content-validation-name="val21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 office:value-type="float" office:value="1" calcext:value-type="float">
            <text:p>1</text:p>
          </table:table-cell>
          <table:table-cell table:style-name="ce74" table:formula="of:=IF(OR((DATE(Année;mois;[.H$7])=[.B52]);(DATE(Année;mois;[.H$7])=[.B53]);(DATE(Année;mois;[.H$7])=[.B56]));1;IF(WEEKDAY(DATE(Année;mois;[.H$7]))=7;1;IF(WEEKDAY(DATE(Année;mois;[.H$7]))=1;1;&quot;&quot;)))">
            <text:p/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127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 office:value-type="float" office:value="1" calcext:value-type="float">
            <text:p>1</text:p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 office:value-type="float" office:value="1" calcext:value-type="float">
            <text:p>1</text:p>
          </table:table-cell>
          <table:table-cell table:style-name="ce111" table:formula="of:=SUM([.D8:.AH8])" office:value-type="float" office:value="10" calcext:value-type="float">
            <text:p>10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9"/>
          <table:table-cell table:style-name="ce8" table:content-validation-name="val19" table:number-columns-repeated="3"/>
          <table:table-cell table:style-name="ce92" table:content-validation-name="val19"/>
          <table:table-cell table:style-name="ce8" table:content-validation-name="val19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19"/>
          <table:table-cell table:style-name="ce79" table:content-validation-name="val19" table:number-columns-repeated="3"/>
          <table:table-cell table:style-name="ce93" table:content-validation-name="val19"/>
          <table:table-cell table:style-name="ce79" table:content-validation-name="val19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19"/>
          <table:table-cell table:style-name="ce80" table:content-validation-name="val19" table:number-columns-repeated="3"/>
          <table:table-cell table:style-name="ce94" table:content-validation-name="val19"/>
          <table:table-cell table:style-name="ce80" table:content-validation-name="val19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9"/>
          <table:table-cell table:style-name="ce8" table:content-validation-name="val19" table:number-columns-repeated="3"/>
          <table:table-cell table:style-name="ce92" table:content-validation-name="val19"/>
          <table:table-cell table:style-name="ce8" table:content-validation-name="val19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19"/>
          <table:table-cell table:style-name="ce81" table:content-validation-name="val19" table:number-columns-repeated="3"/>
          <table:table-cell table:style-name="ce95" table:content-validation-name="val19"/>
          <table:table-cell table:style-name="ce81" table:content-validation-name="val19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9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19"/>
          <table:table-cell table:style-name="ce81" table:content-validation-name="val19" table:number-columns-repeated="3"/>
          <table:table-cell table:style-name="ce95" table:content-validation-name="val19"/>
          <table:table-cell table:style-name="ce81" table:content-validation-name="val19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>
            <text:p/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 office:value-type="float" office:value="1" calcext:value-type="float">
            <text:p>1,00</text:p>
          </table:table-cell>
          <table:table-cell table:style-name="ce115" table:formula="of:=SUM([.D38:.AH38])" office:value-type="float" office:value="10" calcext:value-type="float">
            <text:p>1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Aout 2024'.$Z$3"/>
          <table:named-range table:name="fériés" table:base-cell-address="$'janvier 2024'.$A$1" table:cell-range-address="$'Aout 2024'.$C$52:.$C$61"/>
          <table:named-range table:name="mois" table:base-cell-address="$'janvier 2024'.$A$1" table:cell-range-address="$'Aout 2024'.$X$3"/>
          <table:named-range table:name="_xlnm.Print_Area" table:base-cell-address="$'janvier 2024'.$A$1" table:cell-range-address="$'Aout 2024'.$A$1:.$AI$41" table:range-usable-as="print-range"/>
          <table:named-range table:name="_xlnm_Print_Area" table:base-cell-address="$'janvier 2024'.$A$1" table:cell-range-address="$'Aout 2024'.$A$1:.$AI$41"/>
        </table:named-expressions>
        <calcext:conditional-formats>
          <calcext:conditional-format calcext:target-range-address="'Aout 2024'.Z3:'Aout 2024'.AA3">
            <calcext:condition calcext:apply-style-name="ConditionalStyle_25" calcext:value="between([.$A$65],[.$A$66])" calcext:base-cell-address="'Aout 2024'.Z3"/>
            <calcext:condition calcext:apply-style-name="ConditionalStyle_26" calcext:value="between([.$A$65],[.$A$66])" calcext:base-cell-address="'Aout 2024'.Z3"/>
            <calcext:condition calcext:apply-style-name="ConditionalStyle_27" calcext:value="between([.$A$65],[.$A$66])" calcext:base-cell-address="'Aout 2024'.Z3"/>
            <calcext:condition calcext:apply-style-name="ConditionalStyle_28" calcext:value="between([.$A$65],[.$A$66])" calcext:base-cell-address="'Aout 2024'.Z3"/>
          </calcext:conditional-format>
        </calcext:conditional-formats>
      </table:table>
      <table:table table:name="Septembre 2024" table:style-name="ta10" table:print-ranges="'Septembre 2024'.A1:'Septembre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3" office:value-type="float" office:value="9" calcext:value-type="float">
            <text:p>9</text:p>
          </table:table-cell>
          <table:table-cell table:style-name="ce105" office:value-type="string" calcext:value-type="string">
            <text:p>an :</text:p>
          </table:table-cell>
          <table:table-cell table:style-name="ce139" table:content-validation-name="val24" office:value-type="float" office:value="2024" calcext:value-type="float" table:number-columns-spanned="2" table:number-rows-spanned="1">
            <text:p>2024</text:p>
          </table:table-cell>
          <table:covered-table-cell table:style-name="ce140" table:content-validation-name="val24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B52]);(DATE(Année;mois;[.F$7])=[.B53]);(DATE(Année;mois;[.F$7])=[.B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 office:value-type="float" office:value="1" calcext:value-type="float">
            <text:p>1</text:p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 office:value-type="float" office:value="1" calcext:value-type="float">
            <text:p>1</text:p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9" calcext:value-type="float">
            <text:p>9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2"/>
          <table:table-cell table:style-name="ce8" table:content-validation-name="val22" table:number-columns-repeated="3"/>
          <table:table-cell table:style-name="ce92" table:content-validation-name="val22"/>
          <table:table-cell table:style-name="ce8" table:content-validation-name="val2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22"/>
          <table:table-cell table:style-name="ce79" table:content-validation-name="val22" table:number-columns-repeated="3"/>
          <table:table-cell table:style-name="ce93" table:content-validation-name="val22"/>
          <table:table-cell table:style-name="ce79" table:content-validation-name="val2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22"/>
          <table:table-cell table:style-name="ce80" table:content-validation-name="val22" table:number-columns-repeated="3"/>
          <table:table-cell table:style-name="ce94" table:content-validation-name="val22"/>
          <table:table-cell table:style-name="ce80" table:content-validation-name="val2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2"/>
          <table:table-cell table:style-name="ce8" table:content-validation-name="val22" table:number-columns-repeated="3"/>
          <table:table-cell table:style-name="ce92" table:content-validation-name="val22"/>
          <table:table-cell table:style-name="ce8" table:content-validation-name="val2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9" calcext:value-type="float">
            <text:p>9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Septembre 2024'.$Z$3"/>
          <table:named-range table:name="fériés" table:base-cell-address="$'janvier 2024'.$A$1" table:cell-range-address="$'Septembre 2024'.$C$52:.$C$61"/>
          <table:named-range table:name="mois" table:base-cell-address="$'janvier 2024'.$A$1" table:cell-range-address="$'Septembre 2024'.$X$3"/>
          <table:named-range table:name="_xlnm.Print_Area" table:base-cell-address="$'janvier 2024'.$A$1" table:cell-range-address="$'Septembre 2024'.$A$1:.$AI$41" table:range-usable-as="print-range"/>
          <table:named-range table:name="_xlnm_Print_Area" table:base-cell-address="$'janvier 2024'.$A$1" table:cell-range-address="$'Septembre 2024'.$A$1:.$AI$41"/>
        </table:named-expressions>
        <calcext:conditional-formats>
          <calcext:conditional-format calcext:target-range-address="'Septembre 2024'.Z3:'Septembre 2024'.AA3">
            <calcext:condition calcext:apply-style-name="ConditionalStyle_29" calcext:value="between([.$A$65],[.$A$66])" calcext:base-cell-address="'Septembre 2024'.Z3"/>
            <calcext:condition calcext:apply-style-name="ConditionalStyle_30" calcext:value="between([.$A$65],[.$A$66])" calcext:base-cell-address="'Septembre 2024'.Z3"/>
            <calcext:condition calcext:apply-style-name="ConditionalStyle_31" calcext:value="between([.$A$65],[.$A$66])" calcext:base-cell-address="'Septembre 2024'.Z3"/>
            <calcext:condition calcext:apply-style-name="ConditionalStyle_32" calcext:value="between([.$A$65],[.$A$66])" calcext:base-cell-address="'Septembre 2024'.Z3"/>
          </calcext:conditional-format>
        </calcext:conditional-formats>
      </table:table>
      <table:table table:name="Octobre 2024" table:style-name="ta11" table:print-ranges="'Octobre 2024'.A1:'Octobre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6" office:value-type="float" office:value="10" calcext:value-type="float">
            <text:p>10</text:p>
          </table:table-cell>
          <table:table-cell table:style-name="ce105" office:value-type="string" calcext:value-type="string">
            <text:p>an :</text:p>
          </table:table-cell>
          <table:table-cell table:style-name="ce141" table:content-validation-name="val27" office:value-type="float" office:value="2024" calcext:value-type="float" table:number-columns-spanned="2" table:number-rows-spanned="1">
            <text:p>2024</text:p>
          </table:table-cell>
          <table:covered-table-cell table:style-name="ce142" table:content-validation-name="val27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table:formula="of:=IF(OR((DATE(Année;mois;[.H$7])=[.B52]);(DATE(Année;mois;[.H$7])=[.B53]);(DATE(Année;mois;[.H$7])=[.B56]));1;IF(WEEKDAY(DATE(Année;mois;[.H$7]))=7;1;IF(WEEKDAY(DATE(Année;mois;[.H$7]))=1;1;&quot;&quot;)))" office:value-type="float" office:value="1" calcext:value-type="float">
            <text:p>1</text:p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 office:value-type="float" office:value="1" calcext:value-type="float">
            <text:p>1</text:p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 office:value-type="float" office:value="1" calcext:value-type="float">
            <text:p>1</text:p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 office:value-type="float" office:value="1" calcext:value-type="float">
            <text:p>1</text:p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8" calcext:value-type="float">
            <text:p>8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5"/>
          <table:table-cell table:style-name="ce8" table:content-validation-name="val25" table:number-columns-repeated="3"/>
          <table:table-cell table:style-name="ce92" table:content-validation-name="val25"/>
          <table:table-cell table:style-name="ce8" table:content-validation-name="val2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25"/>
          <table:table-cell table:style-name="ce79" table:content-validation-name="val25" table:number-columns-repeated="3"/>
          <table:table-cell table:style-name="ce93" table:content-validation-name="val25"/>
          <table:table-cell table:style-name="ce79" table:content-validation-name="val25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25"/>
          <table:table-cell table:style-name="ce80" table:content-validation-name="val25" table:number-columns-repeated="3"/>
          <table:table-cell table:style-name="ce94" table:content-validation-name="val25"/>
          <table:table-cell table:style-name="ce80" table:content-validation-name="val25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5"/>
          <table:table-cell table:style-name="ce8" table:content-validation-name="val25" table:number-columns-repeated="3"/>
          <table:table-cell table:style-name="ce92" table:content-validation-name="val25"/>
          <table:table-cell table:style-name="ce8" table:content-validation-name="val25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25"/>
          <table:table-cell table:style-name="ce81" table:content-validation-name="val25" table:number-columns-repeated="3"/>
          <table:table-cell table:style-name="ce95" table:content-validation-name="val25"/>
          <table:table-cell table:style-name="ce81" table:content-validation-name="val25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5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25"/>
          <table:table-cell table:style-name="ce81" table:content-validation-name="val25" table:number-columns-repeated="3"/>
          <table:table-cell table:style-name="ce95" table:content-validation-name="val25"/>
          <table:table-cell table:style-name="ce81" table:content-validation-name="val25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>
            <text:p/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>
            <text:p/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8" calcext:value-type="float">
            <text:p>8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Octobre 2024'.$Z$3"/>
          <table:named-range table:name="fériés" table:base-cell-address="$'janvier 2024'.$A$1" table:cell-range-address="$'Octobre 2024'.$C$52:.$C$61"/>
          <table:named-range table:name="mois" table:base-cell-address="$'janvier 2024'.$A$1" table:cell-range-address="$'Octobre 2024'.$X$3"/>
          <table:named-range table:name="_xlnm.Print_Area" table:base-cell-address="$'janvier 2024'.$A$1" table:cell-range-address="$'Octobre 2024'.$A$1:.$AI$41" table:range-usable-as="print-range"/>
          <table:named-range table:name="_xlnm_Print_Area" table:base-cell-address="$'janvier 2024'.$A$1" table:cell-range-address="$'Octobre 2024'.$A$1:.$AI$41"/>
        </table:named-expressions>
        <calcext:conditional-formats>
          <calcext:conditional-format calcext:target-range-address="'Octobre 2024'.Z3:'Octobre 2024'.AA3">
            <calcext:condition calcext:apply-style-name="ConditionalStyle_33" calcext:value="between([.$A$65],[.$A$66])" calcext:base-cell-address="'Octobre 2024'.Z3"/>
            <calcext:condition calcext:apply-style-name="ConditionalStyle_34" calcext:value="between([.$A$65],[.$A$66])" calcext:base-cell-address="'Octobre 2024'.Z3"/>
            <calcext:condition calcext:apply-style-name="ConditionalStyle_35" calcext:value="between([.$A$65],[.$A$66])" calcext:base-cell-address="'Octobre 2024'.Z3"/>
            <calcext:condition calcext:apply-style-name="ConditionalStyle_36" calcext:value="between([.$A$65],[.$A$66])" calcext:base-cell-address="'Octobre 2024'.Z3"/>
          </calcext:conditional-format>
        </calcext:conditional-formats>
      </table:table>
      <table:table table:name="Novembre 2024" table:style-name="ta12" table:print-ranges="'Novembre 2024'.A1:'Novembre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3" office:value-type="float" office:value="11" calcext:value-type="float">
            <text:p>11</text:p>
          </table:table-cell>
          <table:table-cell table:style-name="ce105" office:value-type="string" calcext:value-type="string">
            <text:p>an :</text:p>
          </table:table-cell>
          <table:table-cell table:style-name="ce257" table:content-validation-name="val24" office:value-type="float" office:value="2024" calcext:value-type="float" table:number-columns-spanned="2" table:number-rows-spanned="1">
            <text:p>2024</text:p>
          </table:table-cell>
          <table:covered-table-cell table:style-name="ce258" table:content-validation-name="val24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130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 office:value-type="float" office:value="1" calcext:value-type="float">
            <text:p>1</text:p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table:formula="of:=IF(OR((DATE(Année;mois;[.H$7])=[.B52]);(DATE(Année;mois;[.H$7])=[.B53]);(DATE(Année;mois;[.H$7])=[.B56]));1;IF(WEEKDAY(DATE(Année;mois;[.H$7]))=7;1;IF(WEEKDAY(DATE(Année;mois;[.H$7]))=1;1;&quot;&quot;)))">
            <text:p/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130" table:formula="of:=IF(OR((DATE(Année;mois;[.N$7])=[.M52]);(DATE(Année;mois;[.N$7])=[.M53]);(DATE(Année;mois;[.N$7])=[.M56]));1;IF(OR(mois=1;mois=5;mois=11)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 office:value-type="float" office:value="1" calcext:value-type="float">
            <text:p>1</text:p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 office:value-type="float" office:value="1" calcext:value-type="float">
            <text:p>1</text:p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 office:value-type="float" office:value="1" calcext:value-type="float">
            <text:p>1</text:p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1" calcext:value-type="float">
            <text:p>11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2"/>
          <table:table-cell table:style-name="ce8" table:content-validation-name="val22" table:number-columns-repeated="3"/>
          <table:table-cell table:style-name="ce92" table:content-validation-name="val22"/>
          <table:table-cell table:style-name="ce8" table:content-validation-name="val2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22"/>
          <table:table-cell table:style-name="ce79" table:content-validation-name="val22" table:number-columns-repeated="3"/>
          <table:table-cell table:style-name="ce93" table:content-validation-name="val22"/>
          <table:table-cell table:style-name="ce79" table:content-validation-name="val2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22"/>
          <table:table-cell table:style-name="ce80" table:content-validation-name="val22" table:number-columns-repeated="3"/>
          <table:table-cell table:style-name="ce94" table:content-validation-name="val22"/>
          <table:table-cell table:style-name="ce80" table:content-validation-name="val2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2"/>
          <table:table-cell table:style-name="ce8" table:content-validation-name="val22" table:number-columns-repeated="3"/>
          <table:table-cell table:style-name="ce92" table:content-validation-name="val22"/>
          <table:table-cell table:style-name="ce8" table:content-validation-name="val2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>
            <text:p/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11" calcext:value-type="float">
            <text:p>11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_xlnm.Print_Area" table:base-cell-address="$'janvier 2024'.$A$1" table:cell-range-address="$'Novembre 2024'.$A$1:.$AI$41" table:range-usable-as="print-range"/>
          <table:named-range table:name="_xlnm_Print_Area" table:base-cell-address="$'janvier 2024'.$A$1" table:cell-range-address="$'Novembre 2024'.$A$1:.$AI$41"/>
        </table:named-expressions>
        <calcext:conditional-formats>
          <calcext:conditional-format calcext:target-range-address="'Novembre 2024'.Z3:'Novembre 2024'.AA3">
            <calcext:condition calcext:apply-style-name="ConditionalStyle_37" calcext:value="between([.$A$65],[.$A$66])" calcext:base-cell-address="'Novembre 2024'.Z3"/>
            <calcext:condition calcext:apply-style-name="ConditionalStyle_38" calcext:value="between([.$A$65],[.$A$66])" calcext:base-cell-address="'Novembre 2024'.Z3"/>
            <calcext:condition calcext:apply-style-name="ConditionalStyle_39" calcext:value="between([.$A$65],[.$A$66])" calcext:base-cell-address="'Novembre 2024'.Z3"/>
            <calcext:condition calcext:apply-style-name="ConditionalStyle_40" calcext:value="between([.$A$65],[.$A$66])" calcext:base-cell-address="'Novembre 2024'.Z3"/>
          </calcext:conditional-format>
        </calcext:conditional-formats>
      </table:table>
      <table:table table:name="Decembre 2024" table:style-name="ta14" table:print-ranges="'Decembre 2024'.A1:'Decembre 2024'.AI41"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5" table:number-columns-repeated="4" table:default-cell-style-name="ce129"/>
        <table:table-column table:style-name="co15" table:default-cell-style-name="ce88"/>
        <table:table-column table:style-name="co15" table:number-columns-repeated="3" table:default-cell-style-name="ce129"/>
        <table:table-column table:style-name="co18" table:default-cell-style-name="ce129"/>
        <table:table-column table:style-name="co15" table:number-columns-repeated="6" table:default-cell-style-name="ce129"/>
        <table:table-column table:style-name="co18" table:default-cell-style-name="ce129"/>
        <table:table-column table:style-name="co15" table:number-columns-repeated="15" table:default-cell-style-name="ce129"/>
        <table:table-column table:style-name="co19" table:default-cell-style-name="ce129"/>
        <table:table-column table:style-name="co16" table:number-columns-repeated="222" table:default-cell-style-name="ce196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8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8"/>
          <table:table-cell table:style-name="ce4"/>
          <table:table-cell table:style-name="ce214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4"/>
          <table:table-cell table:style-name="ce42" table:number-columns-repeated="222"/>
        </table:table-row>
        <table:table-row table:style-name="ro4">
          <table:table-cell table:style-name="ce8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5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5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200" table:number-columns-spanned="7" table:number-rows-spanned="1"/>
          <table:covered-table-cell table:number-columns-repeated="6" table:style-name="ce200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3" office:value-type="float" office:value="12" calcext:value-type="float">
            <text:p>12</text:p>
          </table:table-cell>
          <table:table-cell table:style-name="ce105" office:value-type="string" calcext:value-type="string">
            <text:p>an :</text:p>
          </table:table-cell>
          <table:table-cell table:style-name="ce259" table:content-validation-name="val24" office:value-type="float" office:value="2024" calcext:value-type="float" table:number-columns-spanned="2" table:number-rows-spanned="1">
            <text:p>2024</text:p>
          </table:table-cell>
          <table:covered-table-cell table:style-name="ce260" table:content-validation-name="val24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9" table:number-columns-spanned="3" table:number-rows-spanned="1"/>
          <table:covered-table-cell table:number-columns-repeated="2" table:style-name="ce19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21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21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21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 office:value-type="float" office:value="1" calcext:value-type="float">
            <text:p>1</text:p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127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 office:value-type="float" office:value="1" calcext:value-type="float">
            <text:p>1</text:p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0" calcext:value-type="float">
            <text:p>10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4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4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5" office:value-type="string" calcext:value-type="string" table:number-columns-spanned="2" table:number-rows-spanned="1">
            <text:p>Intitulé de la mission</text:p>
          </table:table-cell>
          <table:covered-table-cell table:style-name="ce145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1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1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2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2"/>
          <table:table-cell table:style-name="ce8" table:content-validation-name="val22" table:number-columns-repeated="3"/>
          <table:table-cell table:style-name="ce92" table:content-validation-name="val22"/>
          <table:table-cell table:style-name="ce8" table:content-validation-name="val2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9"/>
          <table:table-cell table:style-name="ce60" table:content-validation-name="val22"/>
          <table:table-cell table:style-name="ce79" table:content-validation-name="val22" table:number-columns-repeated="3"/>
          <table:table-cell table:style-name="ce93" table:content-validation-name="val22"/>
          <table:table-cell table:style-name="ce79" table:content-validation-name="val2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9" office:value-type="string" calcext:value-type="string" table:number-columns-spanned="2" table:number-rows-spanned="1">
            <text:p>Intitulé de la mission</text:p>
          </table:table-cell>
          <table:covered-table-cell table:style-name="ce149"/>
          <table:table-cell table:style-name="ce61" table:content-validation-name="val22"/>
          <table:table-cell table:style-name="ce80" table:content-validation-name="val22" table:number-columns-repeated="3"/>
          <table:table-cell table:style-name="ce94" table:content-validation-name="val22"/>
          <table:table-cell table:style-name="ce80" table:content-validation-name="val2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2" table:number-columns-spanned="2" table:number-rows-spanned="1"/>
          <table:covered-table-cell table:style-name="ce152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2"/>
          <table:table-cell table:style-name="ce8" table:content-validation-name="val22" table:number-columns-repeated="3"/>
          <table:table-cell table:style-name="ce92" table:content-validation-name="val22"/>
          <table:table-cell table:style-name="ce8" table:content-validation-name="val2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9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9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7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7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9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9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6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6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9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Maladie</text:p>
          </table:table-cell>
          <table:covered-table-cell table:number-columns-repeated="2" table:style-name="ce100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8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28" office:value-type="string" calcext:value-type="string" table:number-columns-spanned="3" table:number-rows-spanned="1">
            <text:p>Total</text:p>
          </table:table-cell>
          <table:covered-table-cell table:number-columns-repeated="2" table:style-name="ce128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10" calcext:value-type="float">
            <text:p>1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35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10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10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1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1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6"/>
          <table:table-cell table:number-columns-repeated="254"/>
        </table:table-row>
        <table:table-row table:style-name="ro3">
          <table:table-cell table:style-name="ce135" table:number-columns-spanned="2" table:number-rows-spanned="1"/>
          <table:covered-table-cell table:style-name="ce135"/>
          <table:table-cell table:style-name="ce47"/>
          <table:table-cell table:number-columns-repeated="254"/>
        </table:table-row>
        <table:table-row table:style-name="ro3" table:visibility="collapse">
          <table:table-cell table:style-name="ce136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6"/>
          <table:table-cell table:style-name="ce135" table:number-columns-spanned="3" table:number-rows-spanned="1"/>
          <table:covered-table-cell table:number-columns-repeated="2" table:style-name="ce135"/>
          <table:table-cell table:style-name="ce135" table:number-columns-spanned="3" table:number-rows-spanned="1"/>
          <table:covered-table-cell table:number-columns-repeated="2" table:style-name="ce135"/>
          <table:table-cell table:number-columns-repeated="245"/>
        </table:table-row>
        <table:table-row table:style-name="ro3" table:visibility="collapse">
          <table:table-cell table:style-name="ce143" office:value-type="string" calcext:value-type="string" table:number-columns-spanned="2" table:number-rows-spanned="1">
            <text:p>lundi Pâques</text:p>
          </table:table-cell>
          <table:covered-table-cell table:style-name="ce143"/>
          <table:table-cell table:style-name="ce48" office:value-type="date" office:date-value="2006-04-17" calcext:value-type="date">
            <text:p>17-avr.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Ascencion</text:p>
          </table:table-cell>
          <table:covered-table-cell table:style-name="ce136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entecôte</text:p>
          </table:table-cell>
          <table:covered-table-cell table:style-name="ce136"/>
          <table:table-cell table:style-name="ce48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style-name="ce182" table:number-columns-spanned="3" table:number-rows-spanned="1"/>
          <table:covered-table-cell table:number-columns-repeated="2" table:style-name="ce182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somption</text:p>
          </table:table-cell>
          <table:covered-table-cell table:style-name="ce135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Toussaint</text:p>
          </table:table-cell>
          <table:covered-table-cell table:style-name="ce135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rmistice</text:p>
          </table:table-cell>
          <table:covered-table-cell table:style-name="ce135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Noël</text:p>
          </table:table-cell>
          <table:covered-table-cell table:style-name="ce135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Decembre 2024'.$Z$3"/>
          <table:named-range table:name="fériés" table:base-cell-address="$'janvier 2024'.$A$1" table:cell-range-address="$'Decembre 2024'.$C$52:.$C$61"/>
          <table:named-range table:name="mois" table:base-cell-address="$'janvier 2024'.$A$1" table:cell-range-address="$'Decembre 2024'.$X$3"/>
          <table:named-range table:name="_xlnm.Print_Area" table:base-cell-address="$'janvier 2024'.$A$1" table:cell-range-address="$'Decembre 2024'.$A$1:.$AI$41" table:range-usable-as="print-range"/>
          <table:named-range table:name="_xlnm_Print_Area" table:base-cell-address="$'janvier 2024'.$A$1" table:cell-range-address="$'Decembre 2024'.$A$1:.$AI$41"/>
        </table:named-expressions>
        <calcext:conditional-formats>
          <calcext:conditional-format calcext:target-range-address="'Decembre 2024'.Z3:'Decembre 2024'.AA3">
            <calcext:condition calcext:apply-style-name="ConditionalStyle_41" calcext:value="between([.$A$65],[.$A$66])" calcext:base-cell-address="'Decembre 2024'.Z3"/>
            <calcext:condition calcext:apply-style-name="ConditionalStyle_42" calcext:value="between([.$A$65],[.$A$66])" calcext:base-cell-address="'Decembre 2024'.Z3"/>
            <calcext:condition calcext:apply-style-name="ConditionalStyle_43" calcext:value="between([.$A$65],[.$A$66])" calcext:base-cell-address="'Decembre 2024'.Z3"/>
            <calcext:condition calcext:apply-style-name="ConditionalStyle_44" calcext:value="between([.$A$65],[.$A$66])" calcext:base-cell-address="'Decembre 2024'.Z3"/>
          </calcext:conditional-format>
        </calcext:conditional-formats>
      </table:table>
      <table:table table:name="Feuil1" table:style-name="ta13">
        <table:table-column table:style-name="co16" table:number-columns-repeated="4" table:default-cell-style-name="ce129"/>
        <table:table-column table:style-name="co16" table:number-columns-repeated="253" table:default-cell-style-name="ce196"/>
        <table:table-column table:style-name="co17" table:number-columns-repeated="16127"/>
        <table:table-row table:style-name="ro3">
          <table:table-cell/>
          <table:table-cell office:value-type="string" calcext:value-type="string">
            <text:p>Congés N-1</text:p>
          </table:table-cell>
          <table:table-cell office:value-type="string" calcext:value-type="string">
            <text:p>Congés N</text:p>
          </table:table-cell>
          <table:table-cell office:value-type="string" calcext:value-type="string">
            <text:p>RTT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Aquis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.66" calcext:value-type="float">
            <text:p>2,66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ri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Solde</text:p>
          </table:table-cell>
          <table:table-cell table:formula="of:=[.B2]-[.B3]" office:value-type="float" office:value="16" calcext:value-type="float">
            <text:p>16</text:p>
          </table:table-cell>
          <table:table-cell table:formula="of:=[.C2]-[.C3]" office:value-type="float" office:value="20" calcext:value-type="float">
            <text:p>20</text:p>
          </table:table-cell>
          <table:table-cell table:formula="of:=[.D2]-[.D3]" office:value-type="float" office:value="1.66" calcext:value-type="float">
            <text:p>1,66</text:p>
          </table:table-cell>
          <table:table-cell table:number-columns-repeated="253"/>
        </table:table-row>
        <table:table-row table:style-name="ro3" table:number-rows-repeated="1048571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>
        <table:named-range table:name="Année" table:base-cell-address="$'janvier 2024'.$A$1" table:cell-range-address="$'Novembre 2024'.$Z$3"/>
        <table:named-range table:name="fériés" table:base-cell-address="$'janvier 2024'.$A$1" table:cell-range-address="$'Novembre 2024'.$C$52:.$C$61"/>
        <table:named-range table:name="mois" table:base-cell-address="$'janvier 2024'.$A$1" table:cell-range-address="$'Novembre 2024'.$X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month number:style="long" number:textual="true"/>
      <number:text> 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5" style:display-name="ConditionalStyle_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8" style:display-name="ConditionalStyle_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1" style:display-name="ConditionalStyle_1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2" style:display-name="ConditionalStyle_1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3" style:display-name="ConditionalStyle_1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5" style:display-name="ConditionalStyle_1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6" style:display-name="ConditionalStyle_1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1" style:display-name="ConditionalStyle_2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2" style:display-name="ConditionalStyle_2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3" style:display-name="ConditionalStyle_2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4" style:display-name="ConditionalStyle_2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7" style:display-name="ConditionalStyle_1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9" style:display-name="ConditionalStyle_1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0" style:display-name="ConditionalStyle_2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5" style:display-name="ConditionalStyle_2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6" style:display-name="ConditionalStyle_2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7" style:display-name="ConditionalStyle_2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8" style:display-name="ConditionalStyle_2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9" style:display-name="ConditionalStyle_2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0" style:display-name="ConditionalStyle_3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1" style:display-name="ConditionalStyle_3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2" style:display-name="ConditionalStyle_3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3" style:display-name="ConditionalStyle_3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4" style:display-name="ConditionalStyle_3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5" style:display-name="ConditionalStyle_3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6" style:display-name="ConditionalStyle_3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7" style:display-name="ConditionalStyle_3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8" style:display-name="ConditionalStyle_3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9" style:display-name="ConditionalStyle_3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0" style:display-name="ConditionalStyle_4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1" style:display-name="ConditionalStyle_4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2" style:display-name="ConditionalStyle_4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3" style:display-name="ConditionalStyle_4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4" style:display-name="ConditionalStyle_4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3:29:03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vrier_20_2024" style:display-name="PageStyle_fevrier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s_20_2024" style:display-name="PageStyle_Mars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ril_20_2024" style:display-name="PageStyle_Avril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vier_20_2024" style:display-name="PageStyle_janvier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illet_20_2024" style:display-name="PageStyle_Juillet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in_20_2024" style:display-name="PageStyle_Juin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_20_2024" style:display-name="PageStyle_Mai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out_20_2024" style:display-name="PageStyle_Aout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ctobre_20_2024" style:display-name="PageStyle_Octo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re_20_2024" style:display-name="PageStyle_Septem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re_20_2024" style:display-name="PageStyle_Decem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re_20_2024" style:display-name="PageStyle_Novem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fr-FR</dc:language>
    <dc:date>2024-05-23T13:36:16.074000000</dc:date>
    <meta:editing-cycles>17</meta:editing-cycles>
    <meta:editing-duration>PT1H30S</meta:editing-duration>
    <meta:generator>LibreOffice/7.6.4.1$Windows_X86_64 LibreOffice_project/e19e193f88cd6c0525a17fb7a176ed8e6a3e2aa1</meta:generator>
    <meta:document-statistic meta:table-count="13" meta:cell-count="2119" meta:object-count="12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

sub copyCell(r as string)
	Dim s As String 
    s = Worksheets(1).Range(r) 
    Range(r) = s
end sub 

sub set_1(n as integer)

	Dim i As Integer
	Dim jchom, jt As Range
	Dim ch, t as string 
	
	Set jchom = Range("D8:AH8")
	Set jt = Range("D" &amp; n &amp; ":AH" &amp; n)
	
	For i = 1 To jchom.Columns.Count
	    ch = jchom.Cells(i).Value
	    if ch &lt;&gt; "1" then 
	    	jt.Cells(i).Value = "1"
	    end if 
	    ' msgbox ( "i=" &amp; i &amp; "; ch=" &amp; ch &amp; "." )
	Next i
	
end sub 

sub set_head
    copyCell("F1")
    copyCell("F2")
    copyCell("A12")
    copyCell("B12")
    copyCell("C12")
end sub 

Sub maj_line_client_from_tab1
    set_head
    set_1(12)
End Sub

Sub maj_line_IC_from_tab1
    set_head
    set_1(30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